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Bitstream Vera Sans1" svg:font-family="'Bitstream Vera Sans'"/>
    <style:font-face style:name="Courier New1" svg:font-family="'Courier New'"/>
    <style:font-face style:name="Courier New" svg:font-family="'Courier New', Courier, Monospace"/>
    <style:font-face style:name="Courier New3" svg:font-family="'Courier New', Courier, monospace"/>
    <style:font-face style:name="GB2312" svg:font-family="GB2312"/>
    <style:font-face style:name="SimSun" svg:font-family="SimSun"/>
    <style:font-face style:name="StarSymbol" svg:font-family="StarSymbol"/>
    <style:font-face style:name="Symbol" svg:font-family="Symbol"/>
    <style:font-face style:name="Times New Roman1" svg:font-family="'Times New Roman'"/>
    <style:font-face style:name="Verdana" svg:font-family="Verdana"/>
    <style:font-face style:name="Wingdings" svg:font-family="Wingdings"/>
    <style:font-face style:name="courier new" svg:font-family="'courier new', courier, monospace"/>
    <style:font-face style:name="verdana" svg:font-family="verdana, arial, helvetica"/>
    <style:font-face style:name="verdana1" svg:font-family="verdana, arial, helvetica, sans-serif"/>
    <style:font-face style:name="宋体" svg:font-family="宋体"/>
    <style:font-face style:name="新宋体" svg:font-family="新宋体"/>
    <style:font-face style:name="楷体GB2312" svg:font-family="楷体GB2312"/>
    <style:font-face style:name="楷体_GB23121" svg:font-family="楷体_GB2312"/>
    <style:font-face style:name="楷体_GB2312" svg:font-family="楷体_GB2312, sans-serif"/>
    <style:font-face style:name="黑体" svg:font-family="黑体"/>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2319in" style:rel-width="90%" table:align="center"/>
    </style:style>
    <style:style style:name="Table1.A" style:family="table-column">
      <style:table-column-properties style:column-width="6.2319in" style:rel-column-width="58976*"/>
    </style:style>
    <style:style style:name="Table1.A1" style:family="table-cell">
      <style:table-cell-properties style:vertical-align="middle" fo:padding="0.0313in" fo:border="none"/>
    </style:style>
    <style:style style:name="P1" style:family="paragraph" style:parent-style-name="Heading_20_1">
      <style:paragraph-properties fo:break-before="page"/>
    </style:style>
    <style:style style:name="P2" style:family="paragraph" style:parent-style-name="Text_20_body">
      <style:paragraph-properties fo:margin-top="0in" fo:margin-bottom="0in"/>
    </style:style>
    <style:style style:name="P3" style:family="paragraph" style:parent-style-name="Heading_20_3">
      <style:paragraph-properties fo:margin-left="0in" fo:margin-right="0in" fo:margin-top="0.1807in" fo:margin-bottom="0.1807in" fo:text-indent="0in" style:auto-text-indent="false"/>
    </style:style>
    <style:style style:name="P4" style:family="paragraph" style:parent-style-name="Text_20_body">
      <style:paragraph-properties fo:margin-left="0in" fo:margin-right="0in" fo:margin-top="0in" fo:margin-bottom="0in" fo:text-indent="0in" style:auto-text-indent="false"/>
    </style:style>
    <style:style style:name="P5" style:family="paragraph" style:parent-style-name="Text_20_body">
      <style:paragraph-properties fo:margin-left="0.5835in" fo:margin-right="0in" fo:margin-top="0in" fo:margin-bottom="0in" fo:text-indent="-0.2917in" style:auto-text-indent="false"/>
    </style:style>
    <style:style style:name="P6" style:family="paragraph" style:parent-style-name="Heading_20_3">
      <style:paragraph-properties fo:margin-left="0in" fo:margin-right="0in" fo:margin-top="0.1807in" fo:margin-bottom="0.1807in" fo:text-indent="0in" style:auto-text-indent="false"/>
      <style:text-properties style:font-size-asian="18pt"/>
    </style:style>
    <style:style style:name="P7" style:family="paragraph" style:parent-style-name="Text_20_body">
      <style:text-properties fo:color="#333333" style:font-name-asian="Arial1"/>
    </style:style>
    <style:style style:name="P8" style:family="paragraph" style:parent-style-name="Text_20_body" style:list-style-name="L1">
      <style:paragraph-properties fo:margin-top="0in" fo:margin-bottom="0in"/>
    </style:style>
    <style:style style:name="P9" style:family="paragraph" style:parent-style-name="Text_20_body" style:list-style-name="L1">
      <style:text-properties fo:color="#333333"/>
    </style:style>
    <style:style style:name="P10" style:family="paragraph" style:parent-style-name="Text_20_body">
      <style:paragraph-properties fo:margin-top="0in" fo:margin-bottom="0in"/>
      <style:text-properties style:font-name="Courier New"/>
    </style:style>
    <style:style style:name="P11" style:family="paragraph" style:parent-style-name="Text_20_body">
      <style:text-properties fo:color="#990066"/>
    </style:style>
    <style:style style:name="P12" style:family="paragraph" style:parent-style-name="Text_20_body">
      <style:paragraph-properties fo:margin-left="0in" fo:margin-right="0in" fo:margin-top="0.0835in" fo:margin-bottom="0.0835in" fo:text-indent="0in" style:auto-text-indent="false"/>
    </style:style>
    <style:style style:name="P13" style:family="paragraph" style:parent-style-name="Heading_20_1">
      <style:text-properties style:font-name-asian="SimSun" style:font-size-asian="14pt" style:language-asian="zh" style:country-asian="CN"/>
    </style:style>
    <style:style style:name="P14" style:family="paragraph" style:parent-style-name="Text_20_body">
      <style:paragraph-properties fo:margin-left="0in" fo:margin-right="0in" fo:margin-top="0.0835in" fo:margin-bottom="0.0835in" fo:text-indent="0in" style:auto-text-indent="false"/>
      <style:text-properties style:font-name-asian="SimSun" style:language-asian="zh" style:country-asian="CN"/>
    </style:style>
    <style:style style:name="T1" style:family="text">
      <style:text-properties style:font-size-asian="10pt"/>
    </style:style>
    <style:style style:name="T2" style:family="text">
      <style:text-properties fo:font-size="10pt"/>
    </style:style>
    <style:style style:name="T3" style:family="text">
      <style:text-properties style:font-size-asian="18pt"/>
    </style:style>
    <style:style style:name="T4" style:family="text">
      <style:text-properties fo:font-size="18pt"/>
    </style:style>
    <style:style style:name="T5" style:family="text">
      <style:text-properties style:font-weight-asian="bold"/>
    </style:style>
    <style:style style:name="T6" style:family="text">
      <style:text-properties style:font-name="Wingdings"/>
    </style:style>
    <style:style style:name="T7" style:family="text">
      <style:text-properties fo:font-variant="normal" fo:text-transform="none" style:font-name="Wingdings"/>
    </style:style>
    <style:style style:name="T8" style:family="text">
      <style:text-properties style:text-underline-style="solid" style:text-underline-width="auto" style:text-underline-color="font-color"/>
    </style:style>
    <style:style style:name="T9" style:family="text">
      <style:text-properties fo:color="#333333" style:text-underline-style="solid" style:text-underline-width="auto" style:text-underline-color="font-color" style:font-name-asian="Arial1"/>
    </style:style>
    <style:style style:name="T10" style:family="text">
      <style:text-properties fo:color="#333333" style:font-name-asian="Arial1"/>
    </style:style>
    <style:style style:name="T11" style:family="text">
      <style:text-properties fo:color="#000080" style:font-name="Arial1"/>
    </style:style>
    <style:style style:name="T12" style:family="text" style:parent-style-name="Emphasis">
      <style:text-properties fo:color="#333333" style:font-name="Arial1"/>
    </style:style>
    <style:style style:name="T13" style:family="text">
      <style:text-properties fo:color="#333333" style:font-name="Arial1"/>
    </style:style>
    <style:style style:name="T14" style:family="text">
      <style:text-properties style:font-name-asian="Arial1"/>
    </style:style>
    <style:style style:name="T15" style:family="text">
      <style:text-properties style:font-name="Arial1"/>
    </style:style>
    <style:style style:name="T16" style:family="text">
      <style:text-properties style:font-name="Courier New"/>
    </style:style>
    <style:style style:name="T17" style:family="text">
      <style:text-properties style:font-name-asian="Courier New"/>
    </style:style>
    <style:style style:name="T18" style:family="text">
      <style:text-properties style:text-underline-style="solid" style:text-underline-width="auto" style:text-underline-color="font-color"/>
    </style:style>
    <style:style style:name="T19" style:family="text" style:parent-style-name="Strong_20_Emphasis">
      <style:text-properties fo:color="#ff0000"/>
    </style:style>
    <style:style style:name="T20" style:family="text">
      <style:text-properties fo:color="#4169e1"/>
    </style:style>
    <style:style style:name="T21" style:family="text">
      <style:text-properties style:font-style-asian="italic"/>
    </style:style>
    <style:style style:name="T22" style:family="text">
      <style:text-properties fo:font-style="italic"/>
    </style:style>
    <style:style style:name="T23" style:family="text">
      <style:text-properties style:font-name="courier new"/>
    </style:style>
    <style:style style:name="T24" style:family="text">
      <style:text-properties fo:font-style="italic"/>
    </style:style>
    <style:style style:name="T25" style:family="text">
      <style:text-properties fo:font-weight="bold"/>
    </style:style>
    <style:style style:name="T26" style:family="text">
      <style:text-properties fo:color="#990033"/>
    </style:style>
    <style:style style:name="T27" style:family="text">
      <style:text-properties style:font-name-asian="verdana1"/>
    </style:style>
    <style:style style:name="T28" style:family="text">
      <style:text-properties style:font-name="verdana1"/>
    </style:style>
    <style:style style:name="T29" style:family="text">
      <style:text-properties style:font-name-asian="verdana1"/>
    </style:style>
    <style:style style:name="T30" style:family="text">
      <style:text-properties style:font-name-asian="楷体_GB2312"/>
    </style:style>
    <style:style style:name="T31" style:family="text">
      <style:text-properties style:font-name="楷体_GB2312"/>
    </style:style>
    <style:style style:name="T32" style:family="text">
      <style:text-properties style:font-size-asian="10pt" style:font-weight-asian="bold"/>
    </style:style>
    <style:style style:name="T33" style:family="text">
      <style:text-properties style:font-size-asian="10pt" style:font-weight-asian="bold"/>
    </style:style>
    <style:style style:name="T34" style:family="text">
      <style:text-properties fo:font-size="10pt" fo:font-weight="bold"/>
    </style:style>
    <style:style style:name="T35" style:family="text">
      <style:text-properties fo:font-size="10pt"/>
    </style:style>
    <style:style style:name="T36" style:family="text">
      <style:text-properties style:font-size-asian="10pt"/>
    </style:style>
    <style:style style:name="T37" style:family="text">
      <style:text-properties style:font-name-asian="SimSun" style:language-asian="zh" style:country-asian="CN"/>
    </style:style>
    <style:style style:name="T38" style:family="text">
      <style:text-properties style:font-name-asian="SimSun" style:language-asian="zh" style:country-asian="CN"/>
    </style:style>
    <style:style style:name="T39" style:family="text" style:parent-style-name="Strong_20_Emphasis">
      <style:text-properties fo:color="#ff0000" style:font-name-asian="SimSun" style:language-asian="zh" style:country-asian="CN"/>
    </style:style>
    <style:style style:name="T40" style:family="text" style:parent-style-name="Strong_20_Emphasis">
      <style:text-properties style:font-name-asian="SimSun" style:language-asian="zh" style:country-asian="CN"/>
    </style:style>
    <style:style style:name="T41" style:family="text">
      <style:text-properties style:font-name="SimSun" fo:language="zh" fo:country="CN"/>
    </style:style>
    <style:style style:name="Sect1" style:family="section">
      <style:section-properties fo:margin-left="0in" fo:margin-right="0in" style:editable="false">
        <style:columns fo:column-count="0"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文债</text:h>
      <text:section text:style-name="Sect1" text:name="main">
        <text:p text:style-name="P2">巴尔扎克说，愿离世的时候不欠人一生丁。如果文债也算一种债务，我现在肯定死不了。</text:p>
        <text:p text:style-name="P2"> </text:p>
        <text:p text:style-name="P2">每年都有一段时间状态不佳，春风教人懒。<text:span text:style-name="Emphasis">Contributing to Eclipse</text:span>进展缓慢，每天只能翻译不到5页， 不知半年之限能不能赶上，下半年还约了博文视点一起做本书呢。《中华读书报》蛮不讲理地就要一篇点评今年Jolt奖的稿子，直接告诉我deadline， 连商量的余地都没有，只好周末抽出一天赶工。《程序员》5月的专栏不知道该写什么，孟岩自己要结婚就想把6月技术专题都推给我，我也是快结婚的人了怎么就 没人同情呢？估计还是性格太软总不愿拒绝别人。</text:p>
        <text:p text:style-name="P2"> </text:p>
        <text:p text:style-name="P2">6月做Eclipse的专题，我顶多也就写一篇再加个导读吧？还能找谁来写这方面的文章呢？要是有两三个作者愿意帮一手就好了。</text:p>
        <text:p text:style-name="P2">2004年03月25日, 星期四 23:04 (92367)</text:p>
      </text:section>
      <text:section text:style-name="Sect1" text:name="Section1">
        <text:h text:style-name="P1" text:outline-level="1" text:is-list-header="true"><text:bookmark text:name="main"/>憔悴</text:h>
        <text:p text:style-name="P2">o6z说可怜我，原来是看我照片比在北京时瘦多了，也憔悴了。到杭州一年，确实瘦了很多，眼睛陷下去，颧骨更高了。虽然永远不可能跟o6z那么胖，现在身体确实是很差，前几天发现了一根白头发。</text:p>
        <text:p text:style-name="P2"> </text:p>
        <text:p text:style-name="P2">安慰自己说，现在不浪费青春，以后就没机会了。每年夏天会特别瘦，因为胃口不好，大概今年体重会降到110了。</text:p>
        <text:p text:style-name="P2">2004年03月28日, 星期日 00:49 (95262)</text:p>
      </text:section>
      <text:section text:style-name="Sect1" text:name="Section2">
        <text:h text:style-name="P1" text:outline-level="1" text:is-list-header="true"><text:bookmark text:name="main1"/>第六条毛毛虫</text:h>
        <text:p text:style-name="P2">johnsonqu讲了一个毛毛虫的故事</text:p>
        <text:p text:style-name="P2"><text:a xlink:type="simple" xlink:href="http://gigix.blogdriver.com/showBlog.do?bloggerID=708&amp;diaryID=98010" office:target-frame-name="_blank" xlink:show="new">http://gigix.blogdriver.com/showBlog.do?bloggerID=708&amp;diaryID=98010</text:a></text:p>
        <text:p text:style-name="P2"> </text:p>
        <text:p text:style-name="P2">其实至少还有第六条毛毛虫。他很早就知道如何看清树上众多的苹果和繁杂的路径，知道如何预估苹果成熟的时节，而且虫体健壮——至少足够支撑他爬 到好几个很有诱惑力的大苹果那里。但是他不太急于爬去。花开花落，虫来虫往，虫的生活不就如此吗？即便钻进了最肥美的红苹果，还不就是吃个饱，还不就是虫 生一载。既然如此，何必这么匆忙，何不多享受这明媚春光？</text:p>
        <text:p text:style-name="P2"> </text:p>
        <text:p text:style-name="P2">于是他开始悠闲地上树，一路欣赏树下花开柳绿草长莺飞，饿了就顺道找几个小苹果啃啃——虽然不是极品苹果，至少足以果腹，而且味道还实在不错， 酸酸甜甜别有一番滋味。有时玩得闲了（或者是为了看看自己身体有没有变差），他也尝试冲刺一个大苹果，成功尝到大苹果的美味之后转身再上路。他不太想钻进 一只大苹果过上悠闲幸福的生活，因为于他，那路，那风景，那一路的酸甜苦辣，才是生活的本质。苹果很好，但他只想吃个饱就可以了。</text:p>
        <text:p text:style-name="P2">2004年03月31日, 星期三 20:36 (99992)</text:p>
      </text:section>
      <text:section text:style-name="Sect1" text:name="Section3">
        <text:h text:style-name="P1" text:outline-level="1" text:is-list-header="true"><text:bookmark text:name="main2"/>第一天，新的思考</text:h>
        <text:p text:style-name="P2">鼓吹weblog已经很久了，直到今天才下定决心自己用上。新的透明思考。</text:p>
        <text:p text:style-name="P2"> </text:p>
        <text:p text:style-name="P2">这里的内容（主要是指我公开出来的文章、讲稿、书籍样章之类的东西）全部遵循Apache Public License。</text:p>
        <text:p text:style-name="P2">2004年03月9日, 星期二 21:25 (77328)</text:p>
      </text:section>
      <text:section text:style-name="Sect1" text:name="Section4">
        <text:h text:style-name="P1" text:outline-level="1" text:is-list-header="true"><text:bookmark text:name="main3"/>重构思想</text:h>
        <text:p text:style-name="P2">这是3月9日在浙大做“重构思想”演讲的讲稿。重构最重要的是什么？在我看来，具体每个重构如何进行并不是最重要的，更重要的是测试驱动的方法，以及良好的习惯。</text:p>
        <text:p text:style-name="P2"> </text:p>
        <text:p text:style-name="P2">说实话，我感觉那天讲得并不好，因为这些东西多少显得有点空泛。下次我要讲些更geeky的东西，免得别人说我只懂说这思想那思想不会做技术。下次要show给听众看看，其实我写代码也是很厉害的，哼哼……</text:p>
        <text:p text:style-name="P2"> </text:p>
        <text:p text:style-name="P2"><text:a xlink:type="simple" xlink:href="http://gigix.blogdriver.com/diary/gigix/inc/On_Refactoring.ppt" office:target-frame-name="_blank" xlink:show="new">http://gigix.blogdriver.com/diary/gigix/inc/On_Refactoring.ppt</text:a></text:p>
        <text:p text:style-name="P2"> </text:p>
        <text:p text:style-name="P2">(there's an image)</text:p>
        <text:p text:style-name="P2">2004年03月9日, 星期二 22:00 (77358)</text:p>
        <text:section text:style-name="Sect1" text:name="Section5">
          <text:h text:style-name="P1" text:outline-level="1" text:is-list-header="true"><text:bookmark text:name="main4"/>总算又完成一篇大杂烩文章</text:h>
          <text:p text:style-name="P2">给《程序员》写了一篇Return of Rich Client。每个月的专栏文章都会逼得一个星期头疼，这个周末时间全搭进去了，连篮球都没打。(there's an image) </text:p>
          <text:p text:style-name="P2"> </text:p>
          <text:p text:style-name="P2">这篇文章内容是真丰富，WebStart、Applet、CORBA、RMI、XML-RPC、SOAP、Axis、Hessian、XMLHTTP，全都来点一点。我是越来越喜欢写这种大杂烩文章了，不费脑子（只不过有点费手），而且特符合老熊以前常说的格调。</text:p>
          <text:p text:style-name="P2"> </text:p>
          <text:p text:style-name="P2">“我们做杂志要像猴子爬树，要爬得高看得远。我们做杂志要像狗熊掰苞谷，掰了一个就要甩一个……”</text:p>
          <text:p text:style-name="P2">2004年04月11日, 星期日 20:19 (112483)</text:p>
          <text:section text:style-name="Sect1" text:name="Section6">
            <text:h text:style-name="P1" text:outline-level="1" text:is-list-header="true"><text:bookmark text:name="main5"/>关于Multi-Paradigm</text:h>
            <text:p text:style-name="P2">泛维：Multi-Paradigm Programming</text:p>
            <text:p text:style-name="P2"><text:a xlink:type="simple" xlink:href="http://gigix.blogdriver.com/showBlog.do?bloggerID=18440&amp;diaryID=113648" office:target-frame-name="_blank" xlink:show="new">http://gigix.blogdriver.com/showBlog.do?bloggerID=18440&amp;diaryID=113648</text:a></text:p>
            <text:p text:style-name="P2"> </text:p>
            <text:p text:style-name="P2">有日子没关心过C++的话题，竟然不知道该把这篇blog放在哪个栏目里，就算是一个随笔吧。</text:p>
            <text:p text:style-name="P2"> </text:p>
            <text:p text:style-name="P2">记得那年采访Bjarne Stroustrup的时候，随口问了一个Loki的问题，Bjarne嘴角一撇说道“It's too clever”??“clever”显然不是什么好词，Stroustrup用来形容“小字辈”的Alexandrescu倒是恰如其分。但是第二天在清 华做的讲座，Stroustrup自己也用了好几个generic的例子，包括traits和partial specialization（好久不看C++，不知道这词有没有写错）。也就是说，他并不是认为generic“too clever”，而是A.A.使用generic的方式“too clever”。</text:p>
            <text:p text:style-name="P2"> </text:p>
            <text:p text:style-name="P2">这就是我说“多范型要限制使用”的原因。毕竟我们不是Stroustrup，我们没有能力判断一个generic的使用是否“too clever”。以前孟岩就经常说，在team协作时，一定要把OO之外的paradigm限制在一个很小的核心里，并以OO的方式提供接口，不然太容易 造成程序结构混乱。单是OO的原则就已经够让我们辛苦的了，再加上一些generic的原则、generative的原则，恐怕只有<text:a xlink:type="simple" xlink:href="http://www.c-view.org/">虫虫</text:a>这种天才儿童才弄得拎清。</text:p>
            <text:p text:style-name="P2"> </text:p>
            <text:p text:style-name="P2">不过对于Java我倒没这个担心。generic Java顶多只会让我们的接口变得更清晰（从List变成List&lt;UserDTO&gt;），不会带来另外一种paradigm。</text:p>
            <text:p text:style-name="P2">2004年04月13日, 星期二 20:36 (115182)</text:p>
          </text:section>
          <text:section text:style-name="Sect1" text:name="Section7">
            <text:h text:style-name="P1" text:outline-level="1" text:is-list-header="true"><text:bookmark text:name="main6"/>培训提纲</text:h>
            <text:h text:style-name="P3" text:outline-level="3" text:is-list-header="true"><text:span text:style-name="T1">给某公司做培训的内容提纲。对于</text:span><text:span text:style-name="T2">J2EE</text:span><text:span text:style-name="T1">经验欠缺的团队，这个培训应该是不错的入门课程。另外还计划准备一个敏捷团队建设的课程。</text:span></text:h>
            <text:h text:style-name="P3" text:outline-level="3" text:is-list-header="true"><text:span text:style-name="T3">架构</text:span><text:span text:style-name="T4">J2EE</text:span><text:span text:style-name="T3">应用</text:span></text:h>
            <text:p text:style-name="P4"><text:span text:style-name="T5">概述</text:span>：J2EE应用具有规模庞大、体系结构复杂、技术多样等特点，提供强大功能的同时也对体系架构提出了更高的要求。由于Java社群开放的特点，架构J2EE应用需要更多的综合考量，新团队往往感到较为困难。本课程介绍架构J2EE应用的整体知识，并对一些重要的权衡决策给出提示和指导。</text:p>
            <text:p text:style-name="P4"><text:span text:style-name="T5">内容提纲</text:span>：</text:p>
            <text:p text:style-name="P5"><text:span text:style-name="T6">Ø</text:span><text:span text:style-name="T7">         </text:span>衡量J2EE应用质量的标准</text:p>
            <text:p text:style-name="P5"><text:span text:style-name="T6">Ø</text:span><text:span text:style-name="T7">         </text:span>第一个重要决策：是否采用EJB<text:line-break/>逐一列举EJB提供的利益和带来的负面影响，详细分析采用/不采用EJB的各项理由，为“是否采用EJB”的决策提供参考意见。</text:p>
            <text:p text:style-name="P5"><text:span text:style-name="T6">Ø</text:span><text:span text:style-name="T7">         </text:span>J2EE应用的典型架构<text:line-break/>介绍J2EE典型的多层架构形式，并逐层讲解设计权衡和实现方式，使听众形成对J2EE多层架构的整体认识，并清楚了解各层设计和实现所需的知识。</text:p>
            <text:p text:style-name="P5"><text:span text:style-name="T6">Ø</text:span><text:span text:style-name="T7">         </text:span>J2EE应用开发的核心原则</text:p>
            <text:h text:style-name="P6" text:outline-level="3" text:is-list-header="true">理解企业应用框架</text:h>
            <text:p text:style-name="P4"><text:span text:style-name="T5">概述</text:span>：J2EE应用大量使用各种框架，框架凝聚了前人在特定领域问题上的设计精华，充分利用框架有助于提升J2EE应用架构的质量。但是框架也增加了学习的难度，大量的Open Source框架带来方便的同时也带来了选择的困难。本课程讲解框架的基础知识，并介绍几个常用的框架。</text:p>
            <text:p text:style-name="P4"><text:span text:style-name="T5">内容提纲</text:span>：</text:p>
            <text:p text:style-name="P5"><text:span text:style-name="T6">Ø</text:span><text:span text:style-name="T7">         </text:span>框架的定义（框架是什么、不是什么、提供哪些东西）</text:p>
            <text:p text:style-name="P5"><text:span text:style-name="T6">Ø</text:span><text:span text:style-name="T7">         </text:span>框架的哲学（框架的设计思想）</text:p>
            <text:p text:style-name="P5"><text:span text:style-name="T6">Ø</text:span><text:span text:style-name="T7">         </text:span>框架与模式<text:line-break/>设计模式是特定环境下针对特定问题的有效解决方案，框架是设计模式的具现。理解设计模式与框架的关系有助于选择合适的框架、理解框架的用法。</text:p>
            <text:p text:style-name="P5"><text:span text:style-name="T6">Ø</text:span><text:span text:style-name="T7">         </text:span>如何衡量选择一个框架</text:p>
            <text:p text:style-name="P5"><text:span text:style-name="T6">Ø</text:span><text:span text:style-name="T7">         </text:span>框架应用实例<text:line-break/>针对J2EE应用的典型架构，演示各层使用框架简化开发的方式，提供各层可选的框架方案。</text:p>
            <text:p text:style-name="P2">2004年04月27日, 星期二 09:59 (131568)</text:p>
          </text:section>
          <text:section text:style-name="Sect1" text:name="Section8">
            <text:h text:style-name="P1" text:outline-level="1" text:is-list-header="true"><text:bookmark text:name="main7"/>又两篇文章见报</text:h>
            <text:p text:style-name="P2"><text:span text:style-name="T8">谁震撼了世界</text:span>（<text:a xlink:type="simple" xlink:href="http://www.gmw.com.cn/01ds/2004-04/07/content_10869.htm" office:target-frame-name="_blank" xlink:show="new">http://www.gmw.com.cn/01ds/2004-04/07/content_10869.htm</text:a>），第14届Jolt大奖获奖图书点评。</text:p>
            <text:p text:style-name="P2"> </text:p>
            <text:p text:style-name="P2"><text:span text:style-name="T9">成就渔者</text:span><text:span text:style-name="T10">（</text:span><text:a xlink:type="simple" xlink:href="http://www.gmw.com.cn/01ds/2004-04/07/content_10852.htm" office:target-frame-name="_blank" xlink:show="new"><text:span text:style-name="T11">http://www.gmw.com.cn/01ds/2004-04/07/content_10852.htm</text:span></text:a><text:span text:style-name="T10">），谈软件学科教材时，想到了</text:span><text:span text:style-name="T12">Contributing to Eclipse</text:span><text:span text:style-name="T10">。</text:span></text:p>
            <text:p text:style-name="P2"> </text:p>
            <text:p text:style-name="P7">最近需要写的稿子：</text:p>
            <text:list text:style-name="L1">
              <text:list-item>
                <text:p text:style-name="P8"><text:span text:style-name="T10">星期六、星期天，《程序员》，</text:span><text:span text:style-name="T12">The Return of Rich Client</text:span> </text:p>
              </text:list-item>
              <text:list-item>
                <text:p text:style-name="P8"><text:span text:style-name="T10">星期一，《程序员》，</text:span><text:span text:style-name="T13">Groovy vs. Java</text:span> </text:p>
              </text:list-item>
              <text:list-item>
                <text:p text:style-name="P9"><text:span text:style-name="T14">星期二，</text:span><text:span text:style-name="T15">IBM developerWorks</text:span><text:span text:style-name="T14">，第</text:span><text:span text:style-name="T15">14</text:span><text:span text:style-name="T14">届</text:span><text:span text:style-name="T15">Jolt</text:span><text:span text:style-name="T14">大奖获奖产品点评</text:span></text:p>
              </text:list-item>
            </text:list>
            <text:p text:style-name="P2">2004年04月9日, 星期五 14:07 (109691)</text:p>
          </text:section>
          <text:section text:style-name="Sect1" text:name="Section9">
            <text:h text:style-name="P1" text:outline-level="1" text:is-list-header="true"><text:bookmark text:name="main8"/>已锁定</text:h>
            <text:p text:style-name="P2">此日志的浏览权限已被作者锁定，联系作者请<text:a xlink:type="simple" xlink:href="javascript:void(0);"><text:span text:style-name="Strong_20_Emphasis">发送短消息</text:span></text:a>，如果你的身份符合作者的要求，<text:span text:style-name="Strong_20_Emphasis">点击此处</text:span>可以进行浏览</text:p>
            <text:p text:style-name="P2">2004年05月10日, 星期一 00:10 (149104)</text:p>
          </text:section>
          <text:section text:style-name="Sect1" text:name="Section10">
            <text:h text:style-name="P1" text:outline-level="1" text:is-list-header="true"><text:bookmark text:name="main9"/>书评酝酿中</text:h>
            <text:p text:style-name="P2">很久没给《中华读书报》写过稿子，电脑版的编辑来信问过两次，总推说没空没空，最近也不来信了，想来是觉得有点不好意思。她不好意思，我也觉得有点不好意思了，这周好歹还是给她再写一篇。虽然<text:span text:style-name="Emphasis">Contributing to Eclipse</text:span>也被催稿，不过进度应该还是能赶上。觉得《中华读书报》这样国企的编辑挺逗的，当委婉的时候不委婉，不当委婉的时候倒是乱委婉。想想我做编辑的时候，什么时候为催稿子不好意思过？恨不得把关系都透支出来，把作者榨干净了才爽呢。可能是工作的方式不一样吧。</text:p>
            <text:p text:style-name="P2"> </text:p>
            <text:p text:style-name="P2">定了个标题：<text:span text:style-name="Strong_20_Emphasis">回归本质——软件开发中人本主义的思路及作品点评</text:span>。这篇文章一年前就想写，从Weinberg 的《程序设计心理学》和Brooks的《人月神话》（尤其是“没有银弹”）说起，谈到的书可以包括XP系列、《最后期限》、《人件》、《软件工艺》等，中 心思想是理出敏捷思想的来龙去脉。胖子谈到architecture-based methodology（<text:a xlink:type="simple" xlink:href="http://www.blogdriver.com/showBlog.do?diaryID=173439" office:target-frame-name="_blank" xlink:show="new">http://www.blogdriver.com/showBlog.do?diaryID=173439</text:a>），可以从敏捷的角度提一下MDA（帮紫云英再宣传一次）。PoEAA将被作为一个引子。</text:p>
            <text:p text:style-name="P2"> </text:p>
            <text:p text:style-name="P2">最近写geeky的东西写太多了，又觉得嘴里淡出鸟来，写出文章来言语无味面目可憎。佛经对写书评基本上没什么用，中午买了一本苏珊·桑塔格的《反对阐释》，还是西方文论对书评最有帮助。先赶紧读几章，找回批评的语调再下笔。</text:p>
            <text:p text:style-name="P2">2004年05月27日, 星期四 23:21 (174138)</text:p>
          </text:section>
          <text:section text:style-name="Sect1" text:name="Section11">
            <text:h text:style-name="P1" text:outline-level="1" text:is-list-header="true"><text:bookmark text:name="main10"/>已锁定</text:h>
            <text:p text:style-name="P2">此日志为草稿状态，联系作者请<text:a xlink:type="simple" xlink:href="javascript:void(0);"><text:span text:style-name="Strong_20_Emphasis">发送短消息</text:span></text:a>，如果你的身份符合作者的要求，<text:span text:style-name="Strong_20_Emphasis">点击此处</text:span>可以进行浏览</text:p>
            <text:p text:style-name="P2">2004年05月6日, 星期四 13:10 (144551)</text:p>
          </text:section>
          <text:section text:style-name="Sect1" text:name="Section12">
            <text:h text:style-name="P1" text:outline-level="1" text:is-list-header="true"><text:bookmark text:name="main11"/>又到周末</text:h>
            <text:p text:style-name="P2">该 买书&amp;读书了。伊尼斯《传播的偏向》是人大出版社今年1月出版的，和那本《帝国与传播》同一系列。如果说麦克卢汉的书是轻灵跳脱的散文诗，伊尼斯 的著作就是浑厚凝重的史诗。读麦克卢汉，需要用身体、用审美的感受力去体味；读伊尼斯，就需要用大脑、用心、用理性的感受力去领悟。麦克卢汉本人曾说： “我的整本《谷登堡星汉璀璨》，也不过是伊尼斯《帝国与传播》的注脚。”</text:p>
            <text:p text:style-name="P2"> </text:p>
            <text:p text:style-name="P2">唯一的希望，希望这本《传播的偏向》也是何道宽译的。人大和北师大的传播学派显然要比清华高出一头，是真正在研究着大众传播的理论与实践，不像 清华人文学院老是在叫嚣什么“记者的职业道德”。何道宽好象是四川人，阐释麦克卢汉是国内当仁不让的第一人。译笔并不算华美，但精确。</text:p>
            <text:p text:style-name="P2">2004年06月12日, 星期六 00:10 (196468)</text:p>
          </text:section>
          <text:section text:style-name="Sect1" text:name="Section13">
            <text:h text:style-name="P1" text:outline-level="1" text:is-list-header="true"><text:bookmark text:name="main12"/>公开两篇文章</text:h>
            <text:p text:style-name="P2">公开两篇文章。这个月状态不好，几乎没研究技术，专栏文章也不得不停一期。</text:p>
            <text:p text:style-name="P2"> </text:p>
            <text:p text:style-name="P2">发表于《程序员》2004第5期的《王朝复辟还是浴火重生》：</text:p>
            <text:p text:style-name="P2"><text:a xlink:type="simple" xlink:href="http://gigix.blogdriver.com/diary/gigix/inc/RichClient.pdf" office:target-frame-name="_blank" xlink:show="new">http://gigix.blogdriver.com/diary/gigix/inc/RichClient.pdf</text:a></text:p>
            <text:p text:style-name="P2"> </text:p>
            <text:p text:style-name="P2">发表于《程序员》2004第6期的《剖析EJB》：</text:p>
            <text:p text:style-name="P2"><text:a xlink:type="simple" xlink:href="http://gigix.blogdriver.com/diary/gigix/inc/DissectingEJB.pdf" office:target-frame-name="_blank" xlink:show="new">http://gigix.blogdriver.com/diary/gigix/inc/DissectingEJB.pdf</text:a></text:p>
            <text:p text:style-name="P2">2004年06月12日, 星期六 20:01 (197422)</text:p>
          </text:section>
          <text:section text:style-name="Sect1" text:name="Section14">
            <text:h text:style-name="P1" text:outline-level="1" text:is-list-header="true"><text:bookmark text:name="main13"/>档次最高的裤腿追咬者</text:h>
            <text:p text:style-name="P2">所 谓“裤腿追咬者”，是指“不以实用或审美为目的，专为驳倒某个特定对手的辩论者”。拥有裤腿追咬者是件值得骄傲的事情，因为裤腿追咬者的逻辑总是“扳倒了 xxx就证明我很NB”，既然如此，这个“被扳倒”的对象无疑已经在裤腿追咬者眼中具有崇高地位了。曾经有一次和Jacques聊起，就像胶片和照片的关 系一样，裤腿追咬者和搞偶像崇拜的fans其实是同一回事。所以，拥有一位迄今为止档次最高的裤腿追咬者，我的虚荣心得到了极大的满足。</text:p>
            <text:p text:style-name="P2"> </text:p>
            <text:p text:style-name="P2"><text:a xlink:type="simple" xlink:href="http://www.iturls.com/%7Exzhang/reviews/scrafts.htm" office:target-frame-name="_blank" xlink:show="new">http://www.iturls.com/~xzhang/reviews/scrafts.htm</text:a></text:p>
            <text:p text:style-name="P2"> </text:p>
            <text:p text:style-name="P2">虚荣心满足一下就好。还是Kent Beck那句话：“我要去写程序了。”前一阵没啥好玩的，随手写了点文字；最近又找到了好玩的东东，让这位裤腿追咬者自己玩去吧，不陪他了。</text:p>
            <text:p text:style-name="P2">2004年06月14日, 星期一 15:30 (199515)</text:p>
          </text:section>
          <text:section text:style-name="Sect1" text:name="Section15">
            <text:h text:style-name="P1" text:outline-level="1" text:is-list-header="true"><text:bookmark text:name="main14"/>不得不服</text:h>
            <text:p text:style-name="P2">CSDN BLOG：</text:p>
            <text:p text:style-name="P2"><text:a xlink:type="simple" xlink:href="http://www.csdnblog.net/" office:target-frame-name="_blank" xlink:show="new">http://www.csdnblog.net/</text:a></text:p>
            <text:p text:style-name="P2"> </text:p>
            <text:p text:style-name="P2">看了一眼左边的周点击排行，我的blog竟然有8000+访问量！那个blog我压根没用，是韩磊帮忙把那篇《谁谋杀了Wrox》转贴上去，并 且放在CSDN首页。就这么一篇blog，就这么几天挂首页，就有8000+访问量。CSDN就是程序员的头号媒体阵地，不得不服。</text:p>
            <text:p text:style-name="P2"> </text:p>
            <text:p text:style-name="P2">这个数字的效果是让我更加坚定了不用CSDN BLOG的决心。我不想让我的每件心事、每句废话都在一个星期内被上万人欣赏，我不喜欢形形色色的人来对我的blog品头论足。blog是我的私人空间， 我说我想说的话，我不想让巨大的访问量压得我战战兢兢诚惶诚恐。不过我会考虑把一些自我感觉不错的东西拿到那边去贴一下。(there's an image)</text:p>
            <text:p text:style-name="P2">2004年06月18日, 星期五 20:59 (205899)</text:p>
            <text:section text:style-name="Sect1" text:name="Section16">
              <text:h text:style-name="P1" text:outline-level="1" text:is-list-header="true"><text:bookmark text:name="main15"/>感谢批评者</text:h>
              <text:p text:style-name="P2">不， 我并不认为批评者的意见有多大价值，尤其是来自网络的批评。但是这些各式各样的、出乎意料的批评总能给我前所未有的灵感——灵感来自思想的碰撞，不是吗？ 那篇让我很得意的命题作文《重构之维》灵感就来自china-pub的几个批评（“重构又不是什么新东西”之类），另一篇佳作《有朋自远方来》同样源自几 个不知所谓的批评。这一次，又是一位——多少有些不够格的——批评者激发了我的灵感，《中华读书报》的编辑小姐肯定会乐于读到这篇文章，我已经很久没有在 书评里引用维特根斯坦和圣奥古斯丁了。</text:p>
              <text:p text:style-name="P2"> </text:p>
              <text:p text:style-name="P2">有人批评（特别是如此低级、尖锐而毫无修饰的批评）真好，恐怕很少有人能有这么丰富的灵感源泉。</text:p>
              <text:p text:style-name="P2">2004年06月6日, 星期日 17:37 (187792)</text:p>
            </text:section>
            <text:section text:style-name="Sect1" text:name="Section17">
              <text:h text:style-name="P1" text:outline-level="1" text:is-list-header="true"><text:bookmark text:name="main16"/>为身体欢呼</text:h>
              <text:p text:style-name="P2">我喜欢卫慧，我喜欢棉棉，我喜欢木子美。我喜欢一切用身体写作的美女作家。不仅因为她们的那份真实，更因为她们对世界、对伪道学们的反讽。</text:p>
              <text:p text:style-name="P2"> </text:p>
              <text:p text:style-name="P2">卫慧的风格是过于绚丽的，略有些浮华，一如南京路、外滩和新天地的风格。棉棉更加沉静，更加现实主义，像极了大学时认识的那些北京女孩子，三里屯的笑傲和蓝旗营的冷漠集于一身。至于木子美，她的文字是稚嫩的，情绪是浅而激烈的，是长不大的高中生。</text:p>
              <text:p text:style-name="P2"> </text:p>
              <text:p text:style-name="P2">伪道学们疯狂地叫嚣着。但既然国法尚且能容，在数十万的版税面前，那苍白的叫嚣就显得尤为有趣了——更何况，那叫嚣的背后，他们又何尝不是钻在被窝里看着《上海宝贝》手淫呢？</text:p>
              <text:p text:style-name="P2">2004年07月9日, 星期五 10:32 (233991)</text:p>
            </text:section>
            <text:section text:style-name="Sect1" text:name="Section18">
              <text:h text:style-name="P1" text:outline-level="1" text:is-list-header="true"><text:bookmark text:name="main17"/>BlogDriver真搞笑</text:h>
              <text:p text:style-name="P2">我的BLOG首页，在FireFox底下显示挺好看，在IE底下就乱七八糟。我心想这有趣，支持FireFox却不支持IE，莫非BlogDriver要朝开源发展？一尝试撰写新日志，呵呵，编辑器在FireFox底下显示不出来。这可真是~!@#$%^&amp;*</text:p>
              <text:p text:style-name="P2">2004年08月13日, 星期五 16:22 (281194)</text:p>
            </text:section>
            <text:section text:style-name="Sect1" text:name="Section19">
              <text:h text:style-name="P1" text:outline-level="1" text:is-list-header="true"><text:bookmark text:name="main18"/>RSS是干嘛用的呢？</text:h>
              <text:p text:style-name="P2">看看BlogDriver的“友情Blog”列表，原来这个列表是这样显示出来的：</text:p>
              <text:p text:style-name="P2"><office:annotation><dc:date>2007-02-23T00:00:00</dc:date><text:p>&lt;!--StartFragment --&gt;</text:p></office:annotation> </text:p>
              <text:p text:style-name="P10">&lt;script type="text/javascript" src="friendBlogs.js"&gt;&lt;/script&gt;</text:p>
              <text:p text:style-name="P2"> </text:p>
              <text:p text:style-name="P2">看看这个friendBlog.js是什么呢：</text:p>
              <text:p text:style-name="P2"> </text:p>
              <text:p text:style-name="P2"><text:span text:style-name="T16">document.write('&lt;script type="text/javascript" src="http://hhee.blogdriver.com/hhee/news.js"&gt;&lt;/script&gt;');<text:line-break/>document.write('&lt;script type="text/javascript" src="http://ozagile.blogdriver.com/ozagile/news.js"&gt;&lt;/script&gt;');<text:line-break/>...</text:span></text:p>
              <text:p text:style-name="P2"><office:annotation><dc:date>2007-02-23T00:00:00</dc:date><text:p>&lt;!--StartFragment --&gt;</text:p></office:annotation> </text:p>
              <text:p text:style-name="P2">原来是挨个blog去找一个JavaScript文件，再把内容显示出来。这个news.js又是什么呢：</text:p>
              <text:p text:style-name="P2"> </text:p>
              <text:p text:style-name="P2"><text:span text:style-name="T16">document.write("&lt;li class='friendBlog'&gt;+&lt;a href='http://hhee.blogdriver.com/' target='_blank'&gt;?</text:span><text:span text:style-name="T17">溜雄薯</text:span><text:span text:style-name="T16">&lt;/a&gt;&lt;br/&gt;&lt;span class='friendBlogText'&gt;???</text:span><text:span text:style-name="T17">陔</text:span><text:span text:style-name="T16">?</text:span><text:span text:style-name="T17">ㄩ</text:span><text:span text:style-name="T16">&lt;a href='http://hhee.blogdriver.com/hhee/290413.html' target='_blank'&gt;lomboz3?eclipse3</text:span><text:span text:style-name="T17">腔</text:span><text:span text:style-name="T16">?</text:span><text:span text:style-name="T17">离</text:span><text:span text:style-name="T16">&lt;/a&gt; &lt;/span&gt;&lt;br/&gt;&lt;span class='friendBlogText'&gt;??</text:span><text:span text:style-name="T17">楷桶</text:span><text:span text:style-name="T16">??</text:span><text:span text:style-name="T17">ㄩ</text:span><text:span text:style-name="T16">2004-08-20 14:52:01&lt;/span&gt;&lt;/li&gt;");</text:span></text:p>
              <text:p text:style-name="P2"> </text:p>
              <text:p text:style-name="P2">哦，就是显示这个blog的头条信息。BlogDriver的开发者们真有创造力，这么精妙的解决方案都被他们给想出来了。作为一个blog站 点，好好的RSS放着不用，绕这么大个圈子搞出这么一个耦合度极高的方案。何苦呢？何必呢？RSS 1.0规范：RSS是RDF Site Summary的缩写。“Site Summary”，不就恰好是“友情Blog”要解决的问题吗？</text:p>
              <text:p text:style-name="P2">2004年08月21日, 星期六 21:29 (292027)</text:p>
            </text:section>
            <text:section text:style-name="Sect1" text:name="Section20">
              <text:h text:style-name="P1" text:outline-level="1" text:is-list-header="true"><text:bookmark text:name="main19"/>告别递归</text:h>
              <text:p text:style-name="P2">在 我目前的问题域，递归结构最常见的用途就是遍历一株对象树（例如部门树、目录树），并根据对象信息生成对应的XML。自从改进了WebWork的XSLT Result之后，这种递归程序我再也不写了，每次遇到类似的需求只要写一个映射文件描述对象字段与XML元素之间的对应关系就OK。递归是一种让我本能 地反感的结构，用更类似于functional的XML binding和XSLT来解决，我觉得比递归要好看得多。</text:p>
              <text:p text:style-name="P2"> </text:p>
              <text:p text:style-name="P2">恶魔曾经提到另一个理当用functional的方式处理的问题：用正则表达式处理字符串。还有像数据校验这样的，不也是应该用functional的方式、用rule engine来解决吗？functional的思路确实可以写出很漂亮的程序，至少别来那么多递归。</text:p>
              <text:p text:style-name="P2">2004年08月23日, 星期一 11:15 (293773)</text:p>
            </text:section>
            <text:section text:style-name="Sect1" text:name="Section21">
              <text:h text:style-name="P1" text:outline-level="1" text:is-list-header="true"><text:bookmark text:name="main20"/>MD5算法已被破解</text:h>
              <text:p text:style-name="P2">CSDN：山东大学王小云教授破解MD5加密算法</text:p>
              <text:p text:style-name="P2"><text:a xlink:type="simple" xlink:href="http://www.csdn.net/news/newstopic/17/17128.shtml" office:target-frame-name="_blank" xlink:show="new">http://www.csdn.net/news/newstopic/17/17128.shtml</text:a></text:p>
              <text:p text:style-name="P2"> </text:p>
              <text:p text:style-name="P2">通常数学上的重大突破，除了在会议上宣布成果之外，还需要在未来的一段时间内在世界级的重要刊物上发表论文，并经过严格的同行审查。MD5很可能在未来一年中彻底破产，这是个不得不关注的科研成果。</text:p>
              <text:p text:style-name="P2">2004年09月6日, 星期一 09:01 (313054)</text:p>
            </text:section>
            <text:section text:style-name="Sect1" text:name="Section22">
              <text:h text:style-name="P1" text:outline-level="1" text:is-list-header="true"><text:bookmark text:name="main21"/>Hunter X Hunter</text:h>
              <text:p text:style-name="P2">富 坚义博的作品，总是动画片比漫画好看。富坚的画风是连载式的，画笔相当粗糙，尤其喜欢用大块莫名其妙的黑色。但动画片总是美仑美奂的，而且人物性格鲜明， 声优的表现愈加吸引。譬如同是十三人众的黄金圣斗士（双子座撒加&amp;加隆），美则美矣，像是同一个模子里倒出来的，看得久了，只可用“苍白”二字形 容；而幻影旅团十三人众则是十三个独立的人，十三种不同的性格，小滴的天真、窝金的豪爽、飞坦的阴骘、西索的神秘，以及团长库洛洛那种沉静的恐怖感，让这 个团队显得有血有肉，形象丰满。</text:p>
              <text:p text:style-name="P2"> </text:p>
              <text:p text:style-name="P2">而且看得出富坚在这部作品里下定决心要突破漫画情节的桎梏。整部作品（至TV版62集止）没有一场真正意义上的对决，唯一够得上资格的也就是冈 与西索在天空斗技场的宿命约战，但那场比赛西索并无心使出全力。全剧的另两个高潮——猎人最终试练和剿灭幻影旅团——都是利用大段的文戏、私斗把战斗的紧 张感烘托到顶点，然后突然消弭于无形，让人仿佛从半空坠下，巨大的心理落差是这部作品最成功之处。</text:p>
              <text:p text:style-name="P2"> </text:p>
              <text:p text:style-name="P2">猎人最终试练和幻影旅团之战似乎都在说着这样一个道理：尽管真实的世界是残酷的，但未必只有一个胜者，也未必只有最强者胜出。奇迓是最终试练中 的第三强者，但他却成了唯一的失败者；与幻影旅团的战斗，黑道集团的大佬们虽然弱，但他们并没有失败，酷拉皮卡倒险些成了唯一的输家。和许多漫画描述的不 同，人生并不是一个单淘汰制的斗技场，每个人都可以找到自己的成功和胜利——只有那些迷失了自我的人除外。</text:p>
              <text:p text:style-name="P2">2004年10月10日, 星期日 12:46 (355007)</text:p>
            </text:section>
            <text:section text:style-name="Sect1" text:name="Section23">
              <text:h text:style-name="P1" text:outline-level="1" text:is-list-header="true"><text:bookmark text:name="main22"/>Contributing to Eclipse上市在即</text:h>
              <text:p text:style-name="P2">和那本可怜的<text:a xlink:type="simple" xlink:href="http://www.dearbook.com.cn/book/viewbook.aspx?pno=TS0027953" office:target-frame-name="_blank" xlink:show="new"><text:span text:style-name="T18">《设计模式精解》</text:span></text:a>比起来，<text:span text:style-name="Emphasis">Contributing to Eclipse</text:span>要幸运得多了。虽然也稍稍拖了一点时间，虽然至今也没看到出版社有什么营销的策划，至少是近在眼前了。</text:p>
              <text:p text:style-name="P2"> </text:p>
              <text:p text:style-name="P2">第二书店购买</text:p>
              <text:p text:style-name="P2"><text:a xlink:type="simple" xlink:href="http://www.dearbook.com.cn/book/viewbook.aspx?pno=TS0027750" office:target-frame-name="_blank" xlink:show="new"><text:span text:style-name="T18">http://www.dearbook.com.cn/book/viewbook.aspx?pno=TS0027750</text:span></text:a></text:p>
              <text:p text:style-name="P2"> </text:p>
              <text:p text:style-name="P2">稍微有点遗憾的是，虽然potian一直鼓吹在Eclipse上做Rich Client，可惜我还无缘亲身体验这样的一个项目。</text:p>
              <text:p text:style-name="P2">2004年12月23日, 星期四 10:27 (468011)</text:p>
            </text:section>
            <text:section text:style-name="Sect1" text:name="Section24">
              <text:h text:style-name="P1" text:outline-level="1" text:is-list-header="true"><text:bookmark text:name="main23"/>JavaOne in China</text:h>
              <text:p text:style-name="P2">据小道消息，明年（2005年）Sun将把JavaOne大会原班人马拉到中国开一次高规格的Java技术大会，正式名称可能是JavaChina，档次和规模一定会高过台湾JavaTwo。</text:p>
              <text:p text:style-name="P2"> </text:p>
              <text:p text:style-name="P2">我在期待着。</text:p>
              <text:p text:style-name="P2">2004年12月24日, 星期五 17:53 (470194)</text:p>
            </text:section>
            <text:section text:style-name="Sect1" text:name="Section25">
              <text:h text:style-name="P1" text:outline-level="1" text:is-list-header="true"><text:bookmark text:name="main24"/>//TODO: ...</text:h>
              <text:p text:style-name="P2">CSDN 的一大特点就是事情巨多。现在任一时间点必定有至少三件事情等着我做，而且都是“xxxx规划”之类的大词。唉，想想在杭州，一个月也做不了一个规划，而 且可以拿着这个由头三天不干活专门写文档，所以说还是程序员的生活比较幸福……myan说他现在已经不再是分时轮询，改成多线程并发了。</text:p>
              <text:p text:style-name="P2"> </text:p>
              <text:p text:style-name="P2">花了两周时间才重新习惯这种工作方式。现在又开始写TODO list了，在杭州是不需要的，程序员的工作，那几件事情用脑子就可以记下来。那天和Charles聊天，他说他的习惯就是早上到办公室先写TODO list，把每个小时的任务都分好。不过CSDN的另一大特点是杂事巨多，所以我只好写个一周的TODO list。</text:p>
              <text:p text:style-name="P2"> </text:p>
              <text:p text:style-name="P2">回头要买个带PDA的手机。虽然我记性很好，现在已经不够用了。</text:p>
              <text:p text:style-name="P2">2004年12月7日, 星期二 17:35 (443431)</text:p>
            </text:section>
            <text:section text:style-name="Sect1" text:name="Section26">
              <text:h text:style-name="P1" text:outline-level="1" text:is-list-header="true"><text:bookmark text:name="main25"/>姓名算命</text:h>
              <text:p text:style-name="P2">倪雨裳推荐了一个超准的姓名算命网站</text:p>
              <text:p text:style-name="P2"><text:a xlink:type="simple" xlink:href="http://www.aqioo.com/fate/character/predict.asp?id=42"><text:span text:style-name="T18">http://www.aqioo.com/fate/character/predict.asp?id=42</text:span></text:a></text:p>
              <text:p text:style-name="P2"> </text:p>
              <text:p text:style-name="P2">我算的结果好准。回头再帮耿直算一算。</text:p>
              <text:p text:style-name="P2"> </text:p>
              <text:p text:style-name="P2"><office:annotation><dc:date>2007-02-23T00:00:00</dc:date><text:p>&lt;!--StartFragment --&gt;</text:p></office:annotation> <text:span text:style-name="T19">人格特质：</text:span>争夺、好胜、乐观。<text:line-break/>　 　从你名字的构架来看，你性格乐观，喜欢搜寻一切机会，并且喜欢大胆尝试。你善于分析，因此能够理顺关系把握机会。你懂得迎合上层的意思，能够得到来自上 层的协助。你善于配合，能够和身边的合作者打成一片。你聪明好学，能够迅速学习掌握到新环境和新竞争中所需的技能。因此，你以自己的能力作为保障，具有勃 勃野心和竞争精神。你的好胜心能够使你在人才济济的环境中突围而出，也有可能因为成为众矢之的而给你带来很多的纷扰。因此要坚定信心，坚持不懈的追求与进 取。而且纷乱的环境，更能激发你好胜的欲望和处乱不惊的能力。<text:line-break/>　　<text:span text:style-name="T20">作为男性：</text:span>爱表现，喜欢夸大，渲染，常因讲的早赢得先机。处于复杂的环境能屈能伸，比较有变化性，能乱中取胜。但较懒惰，思考多，行动少。喜欢找机会，走捷径。<text:line-break/><text:span text:style-name="T19">突出个性：</text:span><text:line-break/>※个性乐天，爱幻想，爱自由，不喜欢被约束<text:line-break/>※聪明，反应快，学习能力强，喜欢多变动的环境，追求美好的事物，善于动脑筋将事物美化<text:line-break/>※爱表现，爱面子，将自己的状态调试到最好才示人<text:line-break/>※有异性吸引力，有魅力<text:line-break/>※勇于承认错误，不逃避责任<text:line-break/><text:span text:style-name="T19">人格缺点：</text:span><text:line-break/>※多表现容易被人嫉妒<text:line-break/>※不善于虚心改正错误，多坚持，在自己有权势后容易走向威权主义<text:line-break/>※对异性比较难自制，轻易动情<text:line-break/>※粗心大意，事情交代后常忘记跟踪结果，不了了之<text:line-break/>※容易在感情上有困扰，感情上抉择不果断<text:line-break/><text:span text:style-name="T19">幸运点：</text:span><text:line-break/>※在团体的工作中发挥自己，能够得到认同和发展<text:line-break/>※身边异性贵人多，得到的帮助和提携多<text:line-break/><text:span text:style-name="T19">人生观：</text:span><text:line-break/>※爱好自由，追求安逸生活的快乐主义者，和平主义者<text:line-break/><text:span text:style-name="T19">成功诤言：</text:span><text:line-break/>※要学会脚踏实地，学会与他人和睦相处，学会以实力说话，比较容易成功 </text:p>
              <text:p text:style-name="P2">2005年01月11日, 星期二 16:56 (497566)</text:p>
            </text:section>
            <text:section text:style-name="Sect1" text:name="Section27">
              <text:h text:style-name="P1" text:outline-level="1" text:is-list-header="true"><text:bookmark text:name="main26"/>变态是一种生活态度</text:h>
              <text:p text:style-name="P2">来自欧阳（http://www.sinzy.net/blog/Read.asp?ID=62&amp;BID=5141）：<text:line-break/><text:line-break/><text:span text:style-name="T21">如果说在一个大水池中注满水，然后再水池底部凿一个洞，假设在北半球漩涡的旋转方向是顺时针的，那么在南半球，这个漩涡的旋转方向应该是逆时针的。因为受 到重力的方向略有偏差，导致了整个旋转方向上的差异。同理，在南半球生长的牵牛花，其缠绕和旋转的方向也和北半球的生长刚好相反。</text:span><text:line-break/><text:line-break/><text:span text:style-name="T21">但是螺丝</text:span><text:span text:style-name="T22">/</text:span><text:span text:style-name="T21">螺母的方向为何还是全部都按照顺时针方向旋转呢？</text:span><text:line-break/><text:line-break/><text:span text:style-name="T21">北半球的工业比较发达，按照殖民的解释，螺丝和螺母的旋转方向被殖民到南半球，那么这个方向就一直被沿用下来。</text:span><text:line-break/><text:span text:style-name="T21">另外一个解释，应该是按照人体工学的理论，也就是说，大多数人都习惯使用右手工作，而按照人体工学理论，背肌的用力方向是朝下的，而肩大肌的用力方向朝上（人一般会选择较大的肌群来控制运动，同时也可以获得较大的力量），所以顺时针的螺丝</text:span><text:span text:style-name="T22">/</text:span><text:span text:style-name="T21">螺母方式被沿用下来。</text:span><text:line-break/><text:line-break/>同时我也赞同myan的意见：<text:line-break/><text:line-break/><text:span text:style-name="T21">螺丝</text:span><text:span text:style-name="T22">/</text:span><text:span text:style-name="T21">螺母的方向，涉及拧紧和拧松，如果要将拧松算在一起，那么这个力量就应该是相对的，于是，人体工学的理论就不再能站得住脚。</text:span><text:line-break/><text:line-break/>那么来自北方的工业殖民主义可能是站得住脚的解释。恩恩，求知是一种乐趣，变态是一种生活态度。</text:p>
              <text:p text:style-name="P2">2005年01月17日, 星期一 16:55 (502793)</text:p>
            </text:section>
            <text:section text:style-name="Sect1" text:name="Section28">
              <text:h text:style-name="P1" text:outline-level="1" text:is-list-header="true"><text:bookmark text:name="main27"/>学会了用TrackBack</text:h>
              <text:p text:style-name="P2">呼……把刚才那篇blog trackback到Dion那里真是费劲亚。自己POST了一串请求过去，地址是：<text:line-break/><text:line-break/><text:span text:style-name="T23">http://&lt;TrackBackUrl&gt;?url=&lt;MyArticleUrl&gt;&amp;excerpt=&lt;Excerpt&gt;&amp;blog_name=&lt;BlogName&gt;</text:span><text:line-break/><text:line-break/>完整的TrackBack规范来自“竹笋炒肉”：<text:line-break/><text:line-break/><text:a xlink:type="simple" xlink:href="http://hedong.3322.org/archives/000351.html">http://hedong.3322.org/archives/000351.html</text:a><text:line-break/><text:line-break/>希望BlogDriver提供一个好用的TrackBack功能。开始时我试了几次都失败，只好自己到浏览器去POST请求，汗……不知道是不是因为没有填“摘要”的缘故。</text:p>
              <text:p text:style-name="P2">2005年01月18日, 星期二 18:06 (503904)</text:p>
            </text:section>
            <text:section text:style-name="Sect1" text:name="Section29">
              <text:h text:style-name="P1" text:outline-level="1" text:is-list-header="true"><text:bookmark text:name="main28"/>这就叫政治</text:h>
              <text:p text:style-name="Text_20_body"><text:a xlink:type="simple" xlink:href="http://www.csdn.net/news/newstopic/19/19437.shtml">http://www.csdn.net/news/newstopic/19/19437.shtml</text:a></text:p>
              <text:p text:style-name="P2">2005年01月20日, 星期四 12:05 (505591)</text:p>
            </text:section>
            <text:section text:style-name="Sect1" text:name="Section30">
              <text:h text:style-name="P1" text:outline-level="1" text:is-list-header="true"><text:bookmark text:name="main29"/>又到制订计划时</text:h>
              <text:p text:style-name="P2">一年一度，又该制订明年的计划了。去年订下的计划，虽然被老板和主管忽视，毕竟全部都实现了。我是个运气很好的家伙吧，每次订下计划要做的事都一定会成功，感谢上天的庇佑。明年的计划也要认真制订，因为那就是明年今天的现实。 </text:p>
              <text:p text:style-name="P2">2005年01月24日, 星期一 18:03 (510305)</text:p>
            </text:section>
            <text:section text:style-name="Sect1" text:name="Section31">
              <text:h text:style-name="P1" text:outline-level="1" text:is-list-header="true"><text:bookmark text:name="main30"/>真情致谢</text:h>
              <text:p text:style-name="P2">还有人记得<text:a xlink:type="simple" xlink:href="http://www.china-pub.com/computers/common/info.asp?id=16149">《软件工艺》</text:a>这本书吗？至少我这个译者、以及人民邮电出版社的编辑都很清楚，这本书的销售档期已经结束了。2005年，我们对它的期望就是不要有太多的退货，我们都已经没有热情再去给它做更多的宣传。Jacques的<text:a xlink:type="simple" xlink:href="http://book.sina.com.cn/c/2004-12-29/3/146538.shtml">“2004电脑图书佳作过眼录”</text:a>里提到了它，也就算是给它一个最后的盖棺论定罢。<text:line-break/><text:line-break/>可是还有一位先生不肯让这本好书就这样沉沦。浏览China-Pub时，猛然看到这样两个帖子：<text:line-break/><text:a xlink:type="simple" xlink:href="http://www.china-pub.com/computers/bbs/addfollow.asp?id=52022&amp;rootid=2&amp;boardid=1" office:target-frame-name="_blank" xlink:show="new">张恂子爽批韩磊书评</text:a><text:line-break/><text:a xlink:type="simple" xlink:href="http://www.china-pub.com/computers/bbs/addfollow.asp?id=52065&amp;rootid=2&amp;boardid=1" office:target-frame-name="_blank" xlink:show="new">号外，号外！张恂子投下重磅炸弹</text:a><text:line-break/><text:line-break/>当我已经忙于建设CSDN的Java频道而分身乏术时，还有这么一位好人肯帮忙宣传一本旧书，怎教我不感激涕零？如果张先生肯赏脸的话??当然，首先是如果张先生能看到我这个blog的话??我真希望他能帮忙批判一下<text:a xlink:type="simple" xlink:href="http://www.dearbook.com.cn/book/viewbook.aspx?pno=TS0027750">《Contributing to Eclipse中文版》</text:a>，那是我现在应该着力去宣传的一本书。<text:line-break/><text:line-break/>有读者若此，夫复何求哉。</text:p>
              <text:p text:style-name="P2">2005年01月31日, 星期一 15:58 (519385)</text:p>
            </text:section>
            <text:section text:style-name="Sect1" text:name="Section32">
              <text:h text:style-name="P1" text:outline-level="1" text:is-list-header="true"><text:bookmark text:name="main31"/>最怕这种批评者</text:h>
              <text:p text:style-name="P2">有位批评者在我的blog下面留言说：<text:line-break/><text:line-break/>“呵呵,作为一个仅仅只有两年工作经验的IT从业人员,还没有办法理解软件是如何制造的,你很厉害,一毕业就去做项目经理的人,项目到底如何做,你从中得到的体会有多少,你说来听听,翻译毕竟是翻译,”<text:line-break/><text:line-break/>哇咧，我从03年下半到04年底，总共写了超过15篇技术文章，难道这还算不上“从实际项目得到的体会”吗？最怕的批评者之一种：还没弄清楚别人做了什么，就开始批评说“你做得不对”。<text:line-break/><text:line-break/>无独有偶，另一位批评者这样写道：<text:line-break/><text:line-break/>“我看了，《模式的乐趣》、《设计模式精解》是两本小册子，像《Contributing to Eclipse》一样也偏重于技术细节，初看之下没有太大问题，我想找其他熟悉 Java 和模式的译者也会满足通顺的要求。”<text:line-break/><text:line-break/>首先这位先生显然不了解国内的IT图书出版状况，也许连书都少买，不然不会以为每本技术书都译得满通顺（不然哪来的<text:a xlink:type="simple" xlink:href="http://gigix.blogdriver.com/gigix/197435.html">谋杀Wrox</text:a>呢？）。其次嘛，这位先生显然对编程啦设计啦这类“技术细节”不感兴趣（自然也不屑于去弄懂这些玩意），偏偏我做的事情都落在这个领域里，于是自然而然地，我的一切工作在他眼里都不值一哂啦。最怕的批评者之第二种：明明不是干这行的却要插嘴评论。</text:p>
              <text:p text:style-name="P2">2005年02月28日, 星期一 10:51 (556422)</text:p>
            </text:section>
            <text:section text:style-name="Sect1" text:name="Section33">
              <text:h text:style-name="P1" text:outline-level="1" text:is-list-header="true"><text:bookmark text:name="main32"/>剃刀评论现在进行时</text:h>
              <text:p text:style-name="P2">正在写一篇剃刀评论，完成度80%，欠缺一个好的收尾。这虎头容易开，豹尾实在难收，需要动脑筋。这次被剃的是一个大靶子，要是能剃得他们跳起来，说明我这把刀够利。<text:line-break/><text:line-break/>详情暂不公开，最晚随《程序员》第4期发表。<text:line-break/><text:line-break/>3月11日补充：文章完成，现在只缺一个漂亮的title。</text:p>
              <text:p text:style-name="P2">2005年03月10日, 星期四 17:11 (571622)</text:p>
            </text:section>
            <text:section text:style-name="Sect1" text:name="Section34">
              <text:h text:style-name="P1" text:outline-level="1" text:is-list-header="true"><text:bookmark text:name="main33"/>好玩的游戏：强权政治</text:h>
              <text:p text:style-name="P2">恶魔的游戏介绍：<text:line-break/><text:a xlink:type="simple" xlink:href="http://forum.javaeye.com/viewtopic.php?t=11228">http://forum.javaeye.com/viewtopic.php?t=11228</text:a><text:line-break/><text:line-break/>开始跑团办法：<text:line-break/><text:a xlink:type="simple" xlink:href="http://forum.javaeye.com/viewtopic.php?t=11345">http://forum.javaeye.com/viewtopic.php?t=11345</text:a><text:line-break/><text:line-break/>最好是全找国人，这样就可以用中文press，虽然系统还是英文的。感兴趣的赶快参加亚。</text:p>
              <text:p text:style-name="P2">2005年03月11日, 星期五 16:07 (572714)</text:p>
            </text:section>
            <text:section text:style-name="Sect1" text:name="Section35">
              <text:h text:style-name="P1" text:outline-level="1" text:is-list-header="true"><text:bookmark text:name="main34"/>关于出版的进度通报</text:h>
              <text:p text:style-name="P2"><text:span text:style-name="T22">J2EE Design and Development without EJB</text:span>，目前一清样稿已经到位90%，只缺Robbin负责的一章。Robbin在<text:a xlink:type="simple" xlink:href="http://forum.javaeye.com/">JavaEye</text:a>的事务繁忙，上周末又到杭州搞了一次Java开发者聚会，预期本周内交稿，那么一清完稿时间就是在下周末之前。按照<text:a xlink:type="simple" xlink:href="http://gigix.blogdriver.com:85/control/blog/www.broadview.com.cn">BroadView</text:a>的一贯作风，一清交稿之后大概需要1~2个月的时间后期制作。多人协作的翻译在进度上很难控制，不过到目前为止我认为还算没有严重拖延，并且质量也没有严重下滑。如果希望尽快了解其中的一些重要内容，可以参阅<text:a xlink:type="simple" xlink:href="http://mag.csdn.net/Content.aspx?ID=714502a4-493f-4872-868c-ed66a0432e22">《程序员》2005年第3期</text:a>“J2EE without EJB”专题。<text:line-break/><text:line-break/><text:span text:style-name="T22">Core J2EE Patterns II</text:span>，一清已经全部交给出版社，正在走后期制作流程。机械工业出版社的速度通常不像BroadView这么快，确切的进度我并不清楚。<text:line-break/><text:line-break/><text:a xlink:type="simple" xlink:href="http://www.dearbook.com.cn/book/viewbook.aspx?pno=TS0027750"><text:span text:style-name="T24">Contributing to Eclipse</text:span></text:a>，近期将加印，具体印数不详，说明销量还算可以，已经超出了我的预期。需要购买此书的读者也可以直接和中国电力出版社联系，电话：010-63416219。<text:line-break/><text:line-break/>由于工作很忙，我不可能即时解答所有关于图书出版的疑问。如果读者迫切需要了解详情，可以直接咨询出版社，因为出版流程至少有一半不是我能控制的。对于某些读者冒我之名代我回答问题的做法，在此表示感谢，但希望此类不礼貌行为不再出现。</text:p>
              <text:p text:style-name="P2">2005年03月30日, 星期三 16:32 (601173)</text:p>
            </text:section>
            <text:section text:style-name="Sect1" text:name="Section36">
              <text:h text:style-name="P1" text:outline-level="1" text:is-list-header="true"><text:bookmark text:name="main35"/>流言是怎样炼成的</text:h>
              <text:p text:style-name="P2">A（不知道明天该穿什么衣服） to B：明天会降温吗？ <text:line-break/>B to C：听说明天要降温？ <text:line-break/>C to D：明天要降温了哦。 <text:line-break/>D to E：明天大风降温10度。 <text:line-break/>E to F：明天要下大雪了。 <text:line-break/>F to G（外地）：北京又下大雪了。 <text:line-break/>G to H：北京大雪导致交通大堵塞。 <text:line-break/>H to I（记者）：北京交通大堵塞，一片混乱。 <text:line-break/>八卦网站：北京封城迎两会 代表扰民心何安？ <text:line-break/>A（看网站）：sigh，世风日下亚……<text:line-break/><text:line-break/>（灵感出自欧阳和小孙，(there's an image) </text:p>
              <text:p text:style-name="P2">2005年03月8日, 星期二 17:35 (568765)</text:p>
            </text:section>
            <text:section text:style-name="Sect1" text:name="Section37">
              <text:h text:style-name="P1" text:outline-level="1" text:is-list-header="true"><text:bookmark text:name="main36"/>手机</text:h>
              <text:p text:style-name="P2">(there's an image)</text:p>
              <text:p text:style-name="P2">2005年04月2日, 星期六 11:20 (606027)</text:p>
            </text:section>
            <text:section text:style-name="Sect1" text:name="Section38">
              <text:h text:style-name="P1" text:outline-level="1" text:is-list-header="true"><text:bookmark text:name="main37"/>Martin Fowler中国行日程安排</text:h>
              <text:p text:style-name="P2">【5月31日下午】 <text:line-break/>活动名称：上海软件技术专家见面交流会 <text:line-break/>活动描述：Martin Fowler发表演讲，并与4~6名业界技术专家展开交流，主题"企业应用架构模式"，介绍企业应用开发中常见的架构性问题及其解决方案。现场听众200~300人，会后将有大师的签名售书活动。活动做网上同步报道。 <text:line-break/>在线报名：<text:a xlink:type="simple" xlink:href="http://www.csdn.net/news/addsalon.asp?id=138" office:target-frame-name="_blank" xlink:show="new">http://www.csdn.net/news/addsalon.asp?id=138</text:a> <text:line-break/><text:line-break/>【6月3日下午】 <text:line-break/>活动名称：北京敏捷技术专家圆桌会 <text:line-break/>活动描述：Martin Fowler与4~6名业界技术专家展开交流，主题"敏捷软件开发"，讨论敏捷开发方法在中国软件企业中的应用。现场听众20~30人。活动做网上在线直播。 <text:line-break/>在线报名：<text:a xlink:type="simple" xlink:href="http://www.csdn.net/news/addsalon.asp?id=139" office:target-frame-name="_blank" xlink:show="new">http://www.csdn.net/news/addsalon.asp?id=139</text:a> <text:line-break/><text:line-break/>【6月4日上午】 <text:line-break/>活动名称：北京书友会 <text:line-break/>活动描述：Martin Fowler与北京读者见面交流，主题"软件文化与程序人生"，畅谈IT技术人员的职业规划与软件文化等话题。会后有"金牌读者"演讲及颁奖仪式。现场听众100~150人。 <text:line-break/>在线报名：<text:a xlink:type="simple" xlink:href="http://www.csdn.net/news/addsalon.asp?id=140" office:target-frame-name="_blank" xlink:show="new">http://www.csdn.net/news/addsalon.asp?id=140</text:a> <text:line-break/><text:line-break/>在线报名之后，CSDN工作人员将与您确认参会，并通知具体时间及地点。您也可以在线向Martin Fowler提问：<text:a xlink:type="simple" xlink:href="http://community.csdn.net/Expert/topic/4004/4004784.xml" office:target-frame-name="_blank" xlink:show="new">http://community.csdn.net/Expert/topic/4004/4004784.xml</text:a> <text:line-break/><text:line-break/>全部相关信息请看CSDN专题： <text:line-break/><text:a xlink:type="simple" xlink:href="http://www.csdn.net/subject/fowler/" office:target-frame-name="_blank" xlink:show="new">http://www.csdn.net/subject/fowler/</text:a> </text:p>
              <text:p text:style-name="P2">2005年05月18日, 星期三 11:48 (698480)</text:p>
            </text:section>
            <text:section text:style-name="Sect1" text:name="Section39">
              <text:h text:style-name="P1" text:outline-level="1" text:is-list-header="true"><text:bookmark text:name="main38"/>Martin Fowler中国行活动具体安排</text:h>
              <text:p text:style-name="P2"><text:span text:style-name="T5">上海：软件技术专家见面交流会</text:span><text:line-break/>本次研讨的主题是“企业应用分析与架构”，Martin Fowler先生将介绍企业应用开发中常见的分析与架构问题及其解决方案。<text:line-break/>活动时间：5月31日下午2:00-5:30<text:line-break/>活动地点：上海交通大学本部工程馆212甲<text:line-break/>出席嘉宾：<text:line-break/>* 范凯：Java视线（http://www.javaeye.com）站长，独立软件顾问<text:line-break/>* 曹晓钢：南京动能软件公司研发部经理，开源技术专家<text:line-break/>* 蒋芳：国内引入分析模式第一人，DeDream（http://www.DeDream.com）站长，交互设计专家<text:line-break/>* 杨戈：Spring中文论坛（http://spring.jactiongroup.net）站长<text:line-break/>* 夏昕：IBM技术顾问，开源技术专家<text:line-break/>* 林锐：软件工程专家<text:line-break/>* 林德璋：上海交大软件学院教授，软件工程专家<text:line-break/>* 沈备军：上海交大软件学院教授，软件工程专家<text:line-break/><text:line-break/><text:span text:style-name="T5">北京：敏捷技术专家圆桌会</text:span><text:line-break/>本次研讨的主题是“敏捷软件开发”，Martin Fowler先生将介绍敏捷开发方法在国际上的发展现状及其中国软件企业中的应用。<text:line-break/>活动时间：6月3日下午2:00-5:30<text:line-break/>活动地点：海淀区北四环中路238号柏彦大厦3层（北航北门东100米路南）<text:line-break/>出席嘉宾：<text:line-break/>* 程勇：灰狐动力（http://www.huihoo.org）负责人，企业开源解决方案专家<text:line-break/>* 刘新声：独立软件顾问，软件工程专家<text:line-break/>* 刘天北：北京奥捷特技术有限公司技术总监，技术作家<text:line-break/>* 黄海波：北京红工场软件公司总经理，XP方法专家<text:line-break/>* 宋兴烈：北京思维加速软件公司技术总监<text:line-break/>* 潘家宇：UMLChina（http://www.umlchina.com）站长，软件工程专家<text:line-break/><text:line-break/><text:span text:style-name="T5">北京：书友见面会</text:span><text:line-break/>本次书友会的主题是“软件文化与程序人生”，Martin Fowler先生将介绍ThoughtWorks公司的企业文化和技术人员的职业规划。<text:line-break/>活动时间：6月4日下午1:30-3:30<text:line-break/>活动地点：海淀区中关村图书大厦5层报告厅<text:line-break/>出席嘉宾：<text:line-break/>* 蒋涛：北京百联美达美数码科技有限公司总经理，CSDN网站负责人<text:line-break/>* 王咏刚：技术作家<text:line-break/>* 李乐强：培生教育出版集团中国区代表<text:line-break/>* Martin Fowler著作的中文译者<text:line-break/>* Martin Fowler著作的读者代表</text:p>
              <text:p text:style-name="P2">2005年05月24日, 星期二 17:25 (711621)</text:p>
            </text:section>
            <text:section text:style-name="Sect1" text:name="Section40">
              <text:h text:style-name="P1" text:outline-level="1" text:is-list-header="true"><text:bookmark text:name="main39"/>Martin Fowler中国行</text:h>
              <text:p text:style-name="P2"><text:a xlink:type="simple" xlink:href="http://www.martinfowler.com/">Martin Fowler</text:a>将在5月底至6月初赴中国旅游兼讲学，详情敬请关注<text:a xlink:type="simple" xlink:href="http://www.csdn.net/">CSDN网站</text:a>。 </text:p>
              <text:p text:style-name="P2">2005年05月9日, 星期一 09:26 (679973)</text:p>
            </text:section>
            <text:section text:style-name="Sect1" text:name="Section41">
              <text:h text:style-name="P1" text:outline-level="1" text:is-list-header="true"><text:bookmark text:name="main40"/>有足球的夏天很好</text:h>
              <text:p text:style-name="Text_20_body">看中青队的比赛，很好，十年来未见过中国队踢过如此令人激动的球。</text:p>
              <text:p text:style-name="Text_20_body">看阿根廷的比赛，很好，如同风掠过草原，Saviola俊朗一如当年，更添几分成熟。</text:p>
              <text:p text:style-name="Text_20_body">去他妈的什么狗屁烦心事吧，有足球的夏天，很好。</text:p>
              <text:p text:style-name="P2">2005年06月16日, 星期四 23:14 (760443)</text:p>
            </text:section>
            <text:section text:style-name="Sect1" text:name="Section42">
              <text:h text:style-name="P1" text:outline-level="1" text:is-list-header="true"><text:bookmark text:name="main41"/>感动·微笑·不眠之夜</text:h>
              <text:p text:style-name="Text_20_body">中青队顺理成章地拿下了巴拿马，三个漂亮的进球外加一个世界波。还有一种感动，久违了的来自中国足球的感动，成为球迷十五年以来未曾享受过的感动，教我无法入睡。</text:p>
              <text:p text:style-name="Text_20_body">这感动来自什么？是惊喜，一场比一场更多的惊喜。是勇敢，少一人时继续进攻的勇敢。是坚韧，最后一秒种打进远射的坚韧。是创意，三十米开外直接任意球射门的创意。是潇洒，陈涛照搬小罗招牌传球动作的潇洒。</text:p>
              <text:p text:style-name="Text_20_body">更重要的，是微笑，发自内心的微笑，一直不曾消失的微笑。进攻时微笑，防守时微笑，被侵犯微笑，吃黄牌微笑，连受伤倒地都在微笑。印象中，似乎只有中田英寿的那支日本国奥队曾经有过如此动人的微笑。那是足球带来的快乐，纯粹的快乐。</text:p>
              <text:p text:style-name="Text_20_body">天可怜见，教这些年轻人一个个赶快到欧洲去踢球罢，千万别呆在国内，白白地磨掉了这快乐。不过这是后话了，至于今天，有这快乐在，今儿就不睡了吧，陪他们笑到天亮又何妨。</text:p>
              <text:p text:style-name="P2">2005年06月18日, 星期六 04:38 (762685)</text:p>
            </text:section>
            <text:section text:style-name="Sect1" text:name="Section43">
              <text:h text:style-name="P1" text:outline-level="1" text:is-list-header="true"><text:bookmark text:name="main42"/>浮云亚，浮云~~~</text:h>
              <text:p text:style-name="Text_20_body">名利都素那浮云亚~~~</text:p>
              <text:p text:style-name="Text_20_body">又一朵浮云在头顶飘来飘去亚，它飘来飘去亚~~~好大的棉花糖亚~~~</text:p>
              <text:p text:style-name="P2">2005年06月21日, 星期二 16:34 (769556)</text:p>
            </text:section>
            <text:section text:style-name="Sect1" text:name="Section44">
              <text:h text:style-name="P1" text:outline-level="1" text:is-list-header="true"><text:bookmark text:name="main43"/>拯救程序员王俊</text:h>
              <text:p text:style-name="P2"><text:a xlink:type="simple" xlink:href="http://news.csdn.net/news/newstopic/22/22735.shtml">(there's an image)</text:a></text:p>
              <text:p text:style-name="P2"><text:a xlink:type="simple" xlink:href="http://news.csdn.net/news/newstopic/22/22735.shtml">2005年06月27日, 星期一 10:43 (778710)</text:a></text:p>
            </text:section>
            <text:section text:style-name="Sect1" text:name="Section45">
              <text:h text:style-name="P1" text:outline-level="1" text:is-list-header="true"><text:bookmark text:name="main44"/><text:a xlink:type="simple" xlink:href="http://news.csdn.net/news/newstopic/22/22735.shtml">随笔百则</text:a></text:h>
              <text:p text:style-name="Text_20_body"><text:a xlink:type="simple" xlink:href="http://news.csdn.net/news/newstopic/22/22735.shtml">BlogDriver的服务终归还是不能让我满意。譬如说，这里的RSS聚合就很令人失望。添加了</text:a><text:a xlink:type="simple" xlink:href="http://java.csdn.net/">CSDN的Java新闻</text:a>feed过来，却看到一行“RSS读取失败”的大字，只好又删掉。一上午试了几个blog提供商，<text:a xlink:type="simple" xlink:href="http://spaces.msn.com/members/gigix1980">MSN Space</text:a>慢到不能行，<text:a xlink:type="simple" xlink:href="http://www.blogger.com/">Blogger</text:a>的富文本编辑器还不如BD的好用，<text:a xlink:type="simple" xlink:href="http://www.jroller.com/page/gigix">JRoller</text:a>还算不错但不晓得怎么的中文支持不行。可能是我自己没耐性吧，当然也可能是我压根就没打算换地方。至于<text:a xlink:type="simple" xlink:href="http://blog.csdn.net/gigix">CSDN blog</text:a>，出于<text:a xlink:type="simple" xlink:href="http://gigix.blogdriver.com/gigix/205899.html">以前就说过的原因</text:a>，根本就没打算认真去用它。</text:p>
              <text:p text:style-name="Text_20_body">所以还是继续在BD写吧，虽然认真想想诸多不满意，不过毕竟习惯了。人的惯性总是很厉害的，尤其是在我的身上。等明年搬进新家，就买台服务器放家里，再搞个域名，自己架blog来玩。我觉得作为自己玩的话，<text:a xlink:type="simple" xlink:href="http://www.snipsnap.org/">SnipSnap</text:a>还是不错的。这样说起来，似乎有很多事都打算明年搬进新家以后来做，不晓得到时候还有没有心情和动力做起来。</text:p>
              <text:p text:style-name="Text_20_body">不知不觉中，“<text:a xlink:type="simple" xlink:href="http://gigix.blogdriver.com/gigix/catalog_2005.html#category4">随笔</text:a>”这个栏目也写到99篇了。凑足100篇，聊以为记。</text:p>
              <text:p text:style-name="P2">2005年07月20日, 星期三 13:27 (829826)</text:p>
            </text:section>
            <text:section text:style-name="Sect1" text:name="Section46">
              <text:h text:style-name="P1" text:outline-level="1" text:is-list-header="true"><text:bookmark text:name="main45"/>J2EE without EJB中文版即将面世</text:h>
              <text:p text:style-name="Text_20_body">(there's an image)</text:p>
              <text:p text:style-name="P2">2005年07月28日, 星期四 17:06 (851015)</text:p>
            </text:section>
            <text:section text:style-name="Sect1" text:name="Section47">
              <text:h text:style-name="P1" text:outline-level="1" text:is-list-header="true"><text:bookmark text:name="main46"/>头文字8</text:h>
              <text:p text:style-name="Text_20_body">在<text:a xlink:type="simple" xlink:href="http://borland.mblogger.cn/raptor/">猛禽的8log</text:a>上看到一篇，讲<text:a xlink:type="simple" xlink:href="http://borland.mblogger.cn/raptor/posts/22137.aspx">“头文字D”的来由</text:a>：</text:p>
              <text:p text:style-name="P11">头文字D，英语是Initial D，翻译就是“以D字母打头的（运动）”，也就是Drifting，飘移飚车运动，指的是赛车甩尾过弯的技术动作（就是“飘移”），是今年在美国和日本风行的新运动</text:p>
              <text:p text:style-name="Text_20_body">原来还有这般精妙的命名法，真素敬佩到不能行~~近日发现<text:a xlink:type="simple" xlink:href="http://blog.itpub.net/xiecc">xiecc同志</text:a>八卦也素一把好手，<text:a xlink:type="simple" xlink:href="http://forum.javaeye.com/viewtopic.php?t=14305">技术八卦</text:a>写来有盐有味（自然，尚需我这8坛老将指点一二(there's an image)</text:p>
              <text:p text:style-name="P2">2005年07月3日, 星期日 13:46 (789347)</text:p>
            </text:section>
            <text:section text:style-name="Sect1" text:name="Section48">
              <text:h text:style-name="P1" text:outline-level="1" text:is-list-header="true"><text:bookmark text:name="main47"/>JavaChina开始报名</text:h>
              <text:p text:style-name="Text_20_body">还有两个月，热切期待中。</text:p>
              <text:p text:style-name="P2">2005年07月4日, 星期一 16:54 (791025)</text:p>
            </text:section>
            <text:section text:style-name="Sect1" text:name="Section49">
              <text:h text:style-name="P1" text:outline-level="1" text:is-list-header="true"><text:bookmark text:name="main48"/>中国开发者2005大调查</text:h>
              <table:table table:name="Table1" table:style-name="Table1">
                <table:table-column table:style-name="Table1.A"/>
                <table:table-row>
                  <table:table-cell table:style-name="Table1.A1" office:value-type="string">
                    <text:p text:style-name="Table_20_Contents"><text:span text:style-name="T25">CSDN </text:span><text:span text:style-name="T5">写道</text:span><text:span text:style-name="T25">:</text:span></text:p>
                  </table:table-cell>
                </table:table-row>
                <table:table-row>
                  <table:table-cell table:style-name="Table1.A1" office:value-type="string">
                    <text:p text:style-name="Table_20_Contents">2005年的“中国开发者大调查”，筹划达半年之久，从问卷到组织形式（在线+直调），都力图超越2004版、力图做到更专业、更能反映实际情况。程序员朋友，这是一个机会，让你能把自己的真实情况告诉整个业界。CSDN还准备了丰厚礼品，对你填表花费的时间稍做补偿。</text:p>
                  </table:table-cell>
                </table:table-row>
              </table:table>
              <text:p text:style-name="P2"><text:line-break/>参与调查：<text:a xlink:type="simple" xlink:href="http://www.csdn.net/subject/survey2005/" office:target-frame-name="_blank" xlink:show="new">http://www.csdn.net/subject/survey2005/</text:a></text:p>
              <text:p text:style-name="P2">2005年07月6日, 星期三 15:49 (794509)</text:p>
            </text:section>
            <text:section text:style-name="Sect1" text:name="Section50">
              <text:h text:style-name="P1" text:outline-level="1" text:is-list-header="true"><text:bookmark text:name="main49"/>J2EE Development without EJB样章试读</text:h>
              <text:p text:style-name="Text_20_body"><text:a xlink:type="simple" xlink:href="http://gigix.blogdriver.com/gigix/742131.html">译者序：循证潮流的引领者</text:a></text:p>
              <text:p text:style-name="Text_20_body"><text:a xlink:type="simple" xlink:href="http://www.csdn.net/subject/gigix/without_ejb_chap01.pdf">第1章：为什么要“J2EE without EJB”</text:a></text:p>
              <text:p text:style-name="Text_20_body"><text:a xlink:type="simple" xlink:href="http://www.csdn.net/subject/gigix/without_ejb_chap15.pdf">第15章：性能与可伸缩性</text:a></text:p>
              <text:p text:style-name="P2">2005年08月17日, 星期三 17:03 (926553)</text:p>
            </text:section>
            <text:section text:style-name="Sect1" text:name="Section51">
              <text:h text:style-name="P1" text:outline-level="1" text:is-list-header="true"><text:bookmark text:name="main50"/>8月下旬上海行</text:h>
              <text:p text:style-name="Text_20_body">明天（8月24日星期三）到上海，晚上请客吃饭，有希望参加的同学请致电13718707750。</text:p>
              <text:p text:style-name="Text_20_body">周四和周五将在<text:a xlink:type="simple" xlink:href="http://www.dwlive.com.cn/">IBM developerWorks Live</text:a>大会上。</text:p>
              <text:p text:style-name="P2">2005年08月23日, 星期二 09:26 (934688)</text:p>
            </text:section>
            <text:section text:style-name="Sect1" text:name="Section52">
              <text:h text:style-name="P1" text:outline-level="1" text:is-list-header="true"><text:bookmark text:name="main51"/>怪癖串联（竟然那么快贴到我）</text:h>
              <text:p text:style-name="Text_20_body"><office:annotation><dc:date>2007-02-23T00:00:00</dc:date><text:p>&lt;!--StartFragment --&gt;</text:p></office:annotation><text:a xlink:type="simple" xlink:href="http://borland.mblogger.cn/raptor/posts/23588.aspx">猛禽</text:a>玩怪癖串联，把我贴到。游戏规则如下：</text:p>
              <text:p text:style-name="Text_20_body"><office:annotation><dc:date>2007-02-23T00:00:00</dc:date><text:p>&lt;!--StartFragment --&gt;</text:p></office:annotation><text:span text:style-name="T26">开 始游戏的人出一个题目，在自己的blog上写下答案，然后把题目丢给另外五个人，在文末附上这五个人的连结，并且到这些人的留言版上留下：“哈哈！你被贴 了。”(哈哈是我自己加的)。这五个被tag到的人，在自己的blog注明(并附上连结)是从哪一个blogger那里传来的题目(这时候“引用”功能就 很好用)，然后写下答案，再去贴另外五个人。如此继续下去。</text:span> </text:p>
              <text:p text:style-name="Text_20_body">我的五大怪癖（貌似不一定很怪的样子）：</text:p>
              <text:p text:style-name="Text_20_body">1、<text:span text:style-name="Strong_20_Emphasis">啃手指</text:span>。十个手指头都啃到平，指甲巨短，手指很难看。注意是啃不是吃，啃下来的皮都吐掉了，并没有自己吃自己。尤其在紧张的时候，啃得更厉害，紧张而不能（不愿）抽烟的时候，啃得尤为厉害。据说，是神经质的一种体现。<text:line-break/>2、<text:span text:style-name="Strong_20_Emphasis">挖鼻屎</text:span>。这个不详述，有18禁成分和不愿公开的隐私。<text:line-break/>3、<text:span text:style-name="Strong_20_Emphasis">打篮球虐大一新生</text:span>。大一新生通常两大特点，第一不会中投，第二不会传球。而我等老球皮，最擅长的正是这两样。将新生轰至渣再被充满崇敬地询问“你是大二（大三）的吗”，极大满足虚荣心。（补充：近来大一新生的身体素质越来越好，自己的体力越来越差，因此被虐的次数已经超过了虐人的次数。）<text:line-break/>4、<text:span text:style-name="Strong_20_Emphasis">清理硬盘</text:span>。座之完美主义+长期使用小硬盘之后遗症，看到长时间不用的程序/文档/影片/游戏/开源项目……即清理之。<text:line-break/>5、<text:span text:style-name="Strong_20_Emphasis">重构</text:span>。缘由类似第4条，座之完美主义。看到不爽的代码即重构之，虽然往往这代码是不会再用的。</text:p>
              <text:p text:style-name="Text_20_body">下面要贴5个人……选我熟悉的人来贴吧。</text:p>
              <text:p text:style-name="Text_20_body">1、<text:a xlink:type="simple" xlink:href="http://spaces.msn.com/members/zbw25/Blog/">庄表伟</text:a>。这每日一本正经之人，定要看看有啥怪癖亚~~<text:line-break/>2、<text:a xlink:type="simple" xlink:href="http://blog.csdn.net/zdg">曾登高</text:a>。哇哈哈哈哈~~看登高曝光~~想想也令人激动~~<text:line-break/>3、<text:a xlink:type="simple" xlink:href="http://blog.joycode.com/ghj/">蝈蝈俊</text:a>。这样看起来，好象我贴的都是些一板正经的正人君子。这个，要改，要改。<text:line-break/>4、<text:a xlink:type="simple" xlink:href="http://dedream.blogbus.com/index.html">WindyJ</text:a>。偷窥偷窥啦，看看美女程序员姐姐有什么怪癖。<text:line-break/>5、模仿雕像思考的<text:a xlink:type="simple" xlink:href="http://zengzeng.blogdriver.com/zengzeng/index.html">曾曾</text:a>。继续偷窥，虽然不是程序员，却是美女……恩恩，偷窥美女隐私是不是我的怪癖之一呢？貌似不能算……</text:p>
              <text:p text:style-name="P2">2005年08月24日, 星期三 17:39 (936726)</text:p>
            </text:section>
            <text:section text:style-name="Sect1" text:name="Section53">
              <text:h text:style-name="P1" text:outline-level="1" text:is-list-header="true"><text:bookmark text:name="main52"/>Formula of Lunch</text:h>
              <text:p text:style-name="Text_20_body">妍妍、小华、梁晶、蓉儿四个女生加上我，五人共吃掉五盘菜。雷、问号鱼、simore、lion四个男生加上才子，五人共吃掉三盘菜。联立二元一次方程组：</text:p>
              <text:p text:style-name="Text_20_body">4x + y = 5<text:line-break/>x + 4y = 3</text:p>
              <text:p text:style-name="Text_20_body">解方程，得：</text:p>
              <text:p text:style-name="Text_20_body">x = 17/15， y = 7/15</text:p>
              <text:p text:style-name="Text_20_body">即，每个男生吃不到半盘菜，每个女生吃超过一盘菜。女生的食量比男生大2/3盘菜。</text:p>
              <text:p text:style-name="P2">2005年08月30日, 星期二 14:20 (944514)</text:p>
            </text:section>
            <text:section text:style-name="Sect1" text:name="Section54">
              <text:h text:style-name="P1" text:outline-level="1" text:is-list-header="true"><text:bookmark text:name="main53"/>开始在CSDN写BLOG</text:h>
              <text:p text:style-name="Text_20_body"><text:span text:style-name="T27">透明思考</text:span><text:span text:style-name="T28">@CSDN</text:span><text:span text:style-name="T27">：</text:span><text:a xlink:type="simple" xlink:href="http://blog.csdn.net/gigix/archive/2005/08/08/448284.aspx"><text:span text:style-name="T29">成为技术传播者</text:span></text:a></text:p>
              <text:p text:style-name="Text_20_body"><text:span text:style-name="T30">总 而言之，我打算写一写关于“如何传播技术”这件事。大凡到</text:span><text:span text:style-name="T31">CSDN</text:span><text:span text:style-name="T30">上论坛、看文章、写</text:span><text:span text:style-name="T31">BLOG</text:span><text:span text:style-name="T30">的同志，我相信，多少都是有一点分享、传播的精神——否则你 就不会花时间到论坛去为一个素昧平生的人解答问题。除了钻研技术之外，传播技术同样是一件很有乐趣、很有功德、很有收益并且很有学问的事情。而我恰好是在 这条路上稍微走得远一点，这里的酸甜苦辣、心得体会，或者会有人喜欢看到。</text:span></text:p>
              <text:p text:style-name="Text_20_body">不管怎么讲，身为CSDN的员工，自己不通过CSDN的BLOG与用户交流，是说不过去的。所以，希望就能坚持下来吧。毕竟，这个话题也是我一直想要写出来的东西……之一。</text:p>
              <text:p text:style-name="P2">2005年08月8日, 星期一 15:29 (879785)</text:p>
            </text:section>
            <text:section text:style-name="Sect1" text:name="Section55">
              <text:h text:style-name="P1" text:outline-level="1" text:is-list-header="true"><text:bookmark text:name="main54"/>论小资产阶级生活情调</text:h>
              <text:p text:style-name="Text_20_body">鹤鹤是一个具有小资产阶级生活情调的无产阶级革命战士，这一点是公认的事实。</text:p>
              <text:p text:style-name="Text_20_body">真正值得一提的是，刘教授在开始用上blog以后，也充分展现了自己丰富的小资产阶级生活情调。刘教授的blog具备了新世纪小资必备的几大要素：第一，隐晦；第二，与工作有关，并且不沉溺工作；第三，与感情有关，但从不多说感情；第四，有很多的艺术；第五，自我中心。</text:p>
              <text:p text:style-name="Text_20_body">结论是：第一，在无产阶级革命战士都具有小资产阶级生活情调的年代，作为黑五类的教授而不具备此种作风是不现实的；第二，小资产阶级生活情调是一种流行并且应当流行的生活作风；第三，刘教授没有生活作风问题，只是隐藏得比较深，比较没有向组织交心。</text:p>
              <text:p text:style-name="Text_20_body">过两天大概就会把“透明思考”的blog换到另一个地方去了，skywalker你几时把服务器给我配好呢？</text:p>
              <text:p text:style-name="P2">2005年10月22日, 星期六 22:12 (1016155)</text:p>
            </text:section>
            <text:section text:style-name="Sect1" text:name="Section56">
              <text:h text:style-name="P1" text:outline-level="1" text:is-list-header="true"><text:bookmark text:name="main55"/>我的Blog很值钱</text:h>
              <text:p text:style-name="P4">(there's an image) <text:line-break/>我把这看作一种非常难得的褒奖。一年多的心情积累，无数读者的厚爱，有意无意的着力传播，以及<text:a xlink:type="simple" xlink:href="http://www.blogdriver.com/">BlogDriver</text:a>这个优秀的平台，价值是40多万人民币，比我的房子还要贵一点，大概还可以加上一部车，<text:a xlink:type="simple" xlink:href="http://www.buick.com.cn/hrv.aspx">HRV</text:a>或者<text:a xlink:type="simple" xlink:href="http://www.ford.com.cn/focus/fordfocus/">Focus</text:a>。虽然，并不会真的有人来掏钱买，不过我想，如果要我拿这个Blog换房子和车子，说不定我还不愿意换。Glacier说得对，我真是变成财迷了。不过所谓自我实现，多少还是要一根标尺的。能画到这个价，很令人开心。<text:line-break/><text:line-break/>（不过，要是BlogDriver能允许我在自己的Blog上面放多一些JavaScript，就会更开心了。譬如说，我没办法把<text:a xlink:type="simple" xlink:href="http://www.google.com/analytics/zh-CN/index.html">Google Analytics</text:a>放到我的Blog上来。Sigh，世事总难十全十美。）</text:p>
              <text:p text:style-name="P2">2005年11月19日, 星期六 19:08 (1065993)</text:p>
            </text:section>
            <text:section text:style-name="Sect1" text:name="Section57">
              <text:h text:style-name="P1" text:outline-level="1" text:is-list-header="true"><text:bookmark text:name="main56"/>在BlogDriver试用Google分析</text:h>
              <text:p text:style-name="P2">按照某个署名为“BlogDriver”的提示，尝试在我的Blog加上<text:a xlink:type="simple" xlink:href="http://www.google.com/analytics/zh-CN/index.html">Google Analytics</text:a>的脚本。今天的Analytics挺好玩，有这么一句提示：<text:line-break/><text:line-break/>(there's an image) <text:span text:style-name="T26">要使用 Analytics（分析）跟踪另一网站，请点击“添加网站配置文件”链接。</text:span><text:line-break/><text:line-break/>可 是……可是没有“添加网站配置文件”这么个链接。几个页面前后左右找了一下，“添加用户”的功能ID（vid）是1351，“添加过滤器”的功能ID是 1251，于是猜测“添加网站配置文件”会不会是1151呢？把“添加用户”的URL拷出来，修改vid=1151，果然进入了这个页面，看来是功能做好 了忘记把链接放出来。这样都被我找到，程序员思维~~寒一个~~<text:line-break/><text:line-break/>（写到这里，突然想起那天在GForge上左右找不到帐号维护的链接，也是猜URL猜进去的。再寒一个~~）<text:line-break/><text:line-break/>本 来打算照着提示，把脚本放在“动力列表”里面。新建一个列表，发现描述字段只允许150字符，Analytics提供的脚本超长了。于是又做 JavaScript瘦身，把不必要的代码和空格去掉，保存，成功了。原来用这个办法还要知道JavaScript怎么写才行，再寒一个~~<text:line-break/><text:line-break/>更 新首页之后view page source，发现根本就没有出现这段脚本，想来这个办法不一定灵光。于是决定把脚本放在顶上的自我描述里。试验，成功了。然则，这个办法不好，因为统计 脚本只有在首页上才出现，但网站访问流量通常50%-70%是来自搜索引擎的，会直接进入文章页而不是首页，所以统计其实没有效果。说来说去， BlogDriver还是应该允许定制文章页才好，不然统计脚本都是没办法用的。<text:line-break/><text:line-break/>最后把Blog前后看了一看，发现BlogDriver有点破窗的感觉了……仔细看，这种感觉大概是因为所有的图片都不能正常显示。譬如说我上传了<text:a xlink:type="simple" xlink:href="http://www.blogdriver.com/gigix/inc/reuntal_s.png">http://www.blogdriver.com/gigix/inc/reuntal_s.png</text:a>这个图片，可是在访问的时候直接就被扔到<text:a xlink:type="simple" xlink:href="http://www.blogdriver.com/">BlogDriver首页</text:a>去了，以前上传的图片、以及回复中的表情图片，大概都是这个原因不能显示。再用一次程序员思维，访问<text:a xlink:type="simple" xlink:href="http://gigix.blogdriver.com/gigix/inc/reuntal_s.png">http://gigix.blogdriver.com/gigix/inc/reuntal_s.png</text:a>，果然就看到了正常的图片。再寒一个~~<text:line-break/><text:line-break/>首 先，二级域名和www的对应肯定出了什么问题，但BlogDriver的测试也做得忒马虎了。首页倒是挺花哨，可是作为BSP，难道你还真以为能把首页做 成门户么？别听方兴东瞎忽悠。第二，就算上传图片的功能暂时有这个毛病，至少应该允许用户用一个URL设置自己的图片，好歹我还能把图片传到别的服务器上 再链接过来亚。回想刚才在管理后台半天摸不着头脑，BlogDriver的<text:a xlink:type="simple" xlink:href="http://www.dedream.com/">可用性设计</text:a>还是有很大改进余地的。<text:line-break/><text:line-break/>（本 来应该已经写完了，在添加链接的时候又发现一个可用性问题：编辑器里添加的链接默认没有target，如果我想设置target=_blank，又得自己 动手改HTML代码。结论是，BlogDriver是一个特别适合程序员使用的BSP，一边写Blog一边就锻炼了技术。再寒一个~~~~~）</text:p>
              <text:p text:style-name="P2">2005年11月25日, 星期五 01:06 (1071472)</text:p>
            </text:section>
            <text:section text:style-name="Sect1" text:name="Section58">
              <text:h text:style-name="P1" text:outline-level="1" text:is-list-header="true"><text:bookmark text:name="main57"/>纪念白求恩</text:h>
              <text:p text:style-name="P2">（一九三九年十二月二十一日，毛泽东）<text:line-break/><text:line-break/>白求恩同志是加拿大共产党员，五十多岁了，为了帮助中国的抗日战争，受加拿大共产<text:line-break/>党和美国共产党的派遣，不远万里，来到中国。去年春上到延安，后来到五台山工作，不幸<text:line-break/>以身殉职。一个外国人，毫无利己的动机，把中国人民的解放事业当做他自己的事业，这是<text:line-break/>什么精神？这是国际主义的精神，这是共产主义的精神，每一个中国共产党员都要学习这种<text:line-break/>精神。列宁主义认为：资本主义国家的无产阶级要拥护殖民地人民的解放斗争，殖民地半殖<text:line-break/>民地的无产阶级要拥护资本主义国家的无产阶级的解放斗争，世界革命才能胜利。白求恩同<text:line-break/>志是实践了这一条列宁主义路线的。我们中国共产党员也要实践这一条路线。我们要和一切<text:line-break/>资本主义国家的无产阶级联合起来，要和日本的、英国的、美国的、德国的、意大利的以及<text:line-break/>一切资本主义国家的无产阶级联合起来，才能打倒帝国主义，解放我们的民族和人民，解放<text:line-break/>世界的民族和人民。这就是我们的国际主义，这就是我们用以反对狭隘民族主义和狭隘爱国<text:line-break/>主义的国际主义。<text:line-break/><text:line-break/>白求恩同志毫不利己专门利人的精神，表现在他对工作的极端的负责任，对同志对人民<text:line-break/>的极端的热忱。每个共产党员都要学习他。不少的人对工作不负责任，拈轻怕重，把重担子<text:line-break/>推给人家，自己挑轻的。一事当前，先替自己打算，然后再替别人打算。出了一点力就觉得<text:line-break/>了不起，喜欢自吹，生怕人家不知道。对同志对人民不是满腔热忱，而是冷冷清清，漠不关<text:line-break/>心，麻木不仁。这种人其实不是共产党员，至少不能算一个纯粹的共产党员。从前线回来的<text:line-break/>人说到白求恩，没有一个不佩服，没有一个不为他的精神所感动。晋察冀边区的军民，凡亲<text:line-break/>身受过白求恩医生的治疗和亲眼看过白求恩医生的工作的，无不为之感动。每一个共产党<text:line-break/>员，一定要学习白求恩同志的这种真正共产主义者的精神。<text:line-break/><text:line-break/>白求恩同志是个医生，他以医疗为职业，对技术精益求精；在整个八路军医务系统中，<text:line-break/>他的医术是很高明的。这对于一班见异思迁的人，对于一班鄙薄技术工作以为不足道、以为<text:line-break/>无出路的人，也是一个极好的教训。<text:line-break/><text:line-break/> 我和白求恩同志只见过一面。后来他给我来过许多信。可是因为忙，仅回过他一封信，<text:line-break/>还不知他收到没有。对于他的死，我是很悲痛的。现在大家纪念他，可见他的精神感人之<text:line-break/>深。我们大家要学习他毫无自私自利之心的精神。从这点出发，就可以变为大有利于人民的<text:line-break/>人。一个人能力有大小，但只要有这点精神，就是一个高尚的人，一个纯粹的人，一个有道<text:line-break/>德的人，一个脱离了低级趣味的人，一个有益于人民的人。 </text:p>
              <text:p text:style-name="P2">2005年11月7日, 星期一 15:50 (1046041)</text:p>
            </text:section>
            <text:section text:style-name="Sect1" text:name="Section59">
              <text:h text:style-name="P1" text:outline-level="1" text:is-list-header="true"><text:bookmark text:name="main58"/>搬家进行时</text:h>
              <text:p text:style-name="P2">有一些词汇，你一直以为它是非延续性动词，直到在某个特定的时候才发现，它原来是具有延续性的，而且可以延续相当长的时间。譬如说“失恋”这个词，英语老 师会说它是非延续性的，在“恋”与“不恋”之间划出一条明确的分割线。但我可以保证，“失恋”是一个延续性的动词，延续半年、一年、两年那么久，当两个人 的交集已经趋近于0的时候，它还在一直延续着。<text:line-break/><text:line-break/>再譬如“搬家”，它也是一个延续性的动词。<text:a xlink:type="simple" xlink:href="http://jroller.com/page/gigix">透明思考的英文版</text:a>已经在那里了，但首先它还没有被加入<text:a xlink:type="simple" xlink:href="http://blogs.thoughtworks.com/">PlanetTW</text:a>（也 许我应该再问问8600），其次我还有很多念头??尤其是一些比较SUI的念头??没法用英文来表达。所以，就让两个Blog同时存在吧，就好像代表着白 天黑夜的两个性格。也许到哪一天，会全部搬过去了，那也将是一个不近的未来。而搬家这个动作，就会一直持续到那一天，也许一直持续下去。<text:line-break/><text:line-break/>P.S. 刚刚发布了这篇Blog，发现Transparent Thoughts（这个名字抄袭自<text:a xlink:type="simple" xlink:href="http://jroller.com/page/rickard">Rickard Oberg</text:a>）已经赫然出现在ThoughtBlogs的列表中了。人生总是这样，充满着戏剧性，永远令人期待。</text:p>
              <text:p text:style-name="P2">2005年12月16日, 星期五 21:18 (1092648)</text:p>
            </text:section>
            <text:section text:style-name="Sect1" text:name="Section60">
              <text:h text:style-name="P1" text:outline-level="1" text:is-list-header="true"><text:bookmark text:name="main59"/>走过2005</text:h>
              <text:p text:style-name="P2">不知不觉中，年底了。平安夜和漂亮的茜MM合唱时，意识到两件事：第一，圣诞节之后很快今年就要结束了；第二，我已经年纪一大把了。偶尔和朋友聊起杭州， 记起原来当年我还有一个在杭州定居，开一间小店安稳生活的梦想，不禁黯然。诚如Glacier所说，那双澄澈的眼睛，已经永远的丢掉，不再能找回。渐渐 的，也已然习惯了漂泊，拖着一只箱子到处乱走，并且把公寓或者酒店叫做“家”。<text:line-break/><text:line-break/>钢 炼说，世界的原则是等价交换。果真如此，失去了那么多之后应该有丰厚的回报给我才对……去年的三个愿望，自我评价是实现了一个半，并且明白，媒体不是一件 容易做的事情，要深入下去就必须做很多我并不喜欢的事情。于是，当了逃兵。（对不起，Glacier，Kitty，Shining，小华， dizzarz……还包括在我之前逃跑的狗狗，以及后来的小MM们。）在<text:span text:style-name="T25">Thought</text:span>Works总是被别人帮助，我是个自私的坏孩子。<text:line-break/><text:line-break/>所以，明年的三个愿望是：做个合格的程序员；做个合格的<text:span text:style-name="T25">Thought</text:span>Worker；做个合格的技术传播者。应该会实现吧？</text:p>
              <text:p text:style-name="P2">2005年12月26日, 星期一 22:36 (1100251)</text:p>
            </text:section>
            <text:section text:style-name="Sect1" text:name="Section61">
              <text:h text:style-name="P1" text:outline-level="1" text:is-list-header="true"><text:bookmark text:name="main60"/>[ZT]信息化与后现代的统一战线</text:h>
              <text:p text:style-name="Text_20_body">（原文：<text:a xlink:type="simple" xlink:href="http://news.xinhuanet.com/it/2006-01/10/content_4035395.htm">http://news.xinhuanet.com/it/2006-01/10/content_4035395.htm</text:a>）</text:p>
              <text:p text:style-name="Text_20_body"><text:bookmark text:name="Zoom"/>    信息化和后现代追求的共同目标都是重建未来社会个人的自由而全面发展的信心     </text:p>
              <text:p text:style-name="Text_20_body"><text:bookmark text:name="Zoom1"/>    同是与工业化相对的概念，信息化与后现代在基本范式上的相通之处，远比我们大家想像的要大。可为什么信息化一词听上去更"正统"一些，而后现代却有点"旁门左道"的味道呢？澄清这个问题，涉及现代化的指导原则。 </text:p>
              <text:p text:style-name="Text_20_body"><text:bookmark text:name="Zoom2"/>    在讨论<office:annotation><dc:date>2007-02-23T00:00:00</dc:date><text:p>&lt;!--ADV_CONTENT--&gt;</text:p></office:annotation>信息化与后现代的意义区别之前，我们需要在二者的同一性上，取得一种基本的共识。信息化与后现代都把工业化，当成一种需要超越的对象，都认为自身是工业化之后的一种历史发展。换句话说，信息化与后现代都把自己摆在一种有别于工业化的位置上。 </text:p>
              <text:p text:style-name="Text_20_body"><text:bookmark text:name="Zoom3"/>    既然信息化与后现代的靶子是一样的，都是针对工业化的，为什么它们彼此不能取长补短，求同存异，至少建立一种"统一战线"呢？我认为问题和对问题的解决，主要需要考虑以下几个方面：　 </text:p>
              <text:p text:style-name="Text_20_body"><text:bookmark text:name="Zoom4"/>　<text:span text:style-name="Strong_20_Emphasis">　建设性与批判性的统一</text:span> </text:p>
              <text:p text:style-name="Text_20_body"><text:bookmark text:name="Zoom5"/>    每一次现代化，都是破除旧世界与建设新世界相结合的过程。如果说，信息化更多表现出第二次现代化的建设性特点的话，相对而言，后现代则更多表现出第二次现代化的破坏性或批判性的特点。这是造成信息化与后现代倡导者互不信任的重要原因。 </text:p>
              <text:p text:style-name="Text_20_body"><text:bookmark text:name="Zoom6"/>    然而，正因为现代化过程是破坏与建设的统一，信息化与后现代，完全可以在扬弃这个 意义上取得统一。扬弃就是既肯定，又否定。肯定上一次现代化中可继承之处，否定上一次现代化中过于传统之处。相对而言，后现代理念发展，在这方面更主动一 些，已从早期批判一切的否定的、解构的后现代，转向了建设性的后现代。而信息化理念对传统工业化的批判性，却没有明显的发展，在这方面需要向后现代理念靠 近。     </text:p>
              <text:p text:style-name="Text_20_body"><text:bookmark text:name="Zoom7"/><text:span text:style-name="Strong_20_Emphasis">    技术与文化的统一</text:span> </text:p>
              <text:p text:style-name="Text_20_body"><text:bookmark text:name="Zoom8"/>    信息化理念较多执着于技术经济主题，而后现代理念较多执于文化主题，是二者之间难以沟通的又一个主要障碍。这种隔阂的扩大是有害的，而互相融合则有利于共同发展。 </text:p>
              <text:p text:style-name="Text_20_body"><text:bookmark text:name="Zoom9"/>    信息化理念的实践来源，主要是信息技术革命和信息经济发展，工程师型人才的参与和 推动使使信息化运动更具理工科色彩。而后现代则相反，是一群不懂数理化的文科人才发动的百年运动，他们更加关注的是文学、艺术、人类学、社会学领域的事 情。这就造成了第二次现代化可笑的文理分科现象。信息化更象理科的第二次现代化，后现代更象文科的第二次现代化。而从文理兼修的人看来，他们说的几乎完全 是同一回事。可事实上，信息化工作者与后现代主义者互相如读天书，不知所云。这种情况一直发展到闹笑话的程度。</text:p>
              <text:p text:style-name="Text_20_body"><text:bookmark text:name="Zoom10"/>    解决这种矛盾的最好办法，就是一方面丰富信息化的人文内涵，一方面加强后现代性的经济技术内涵，通过文理 交融，全面发展。首先，需要在哲学社会科学高度加强第二次现代化的基础理论。信息化没有自己的世界观和方法论，久而久之就会变为一堆经验之谈。后现代主义 在这方面很强，可以补信息化的不足。举例来说，后现代理论已普遍形成一种共识，对构成工业化发展局限的世界观基础，进行不同程度的解构。这种世界观的核 心，是笛卡尔以来的理性绝对化倾向。信息化理论还远没认识到这种深度，所以这直接限制了它对工业化的认识水平，直接削弱了制订电子商务、电子政务纲领的战 略把握能力。其次，信息化理念中，要强化以人为本的意识。仅从经验和政策层面认识以人为本，是不充分的。后现代理论在这方面有长期丰富的研究积累，是信息 化可以吸收借鉴的人类思想财富。第三，信息化理念中，需要大大加强对精神和文化现象的解释。这方面一直是信息化理论的弱项。要从认识根源上找出造成在产业 升级特别是文化产业发展方面屡次失去先机的根子。第四，后现代理论需要克服惟文化力论的倾向，不应将人的发展，与社会发展的客观物质基础和主流实践人为割 裂开来，尤其应加强对技术革命的研究。后现代主义者不能脱离电子商务、电子政务这类前沿实践，空谈"后现代"。第五，后现代理论需要加强经济理论建树。经 济学现在成了为传统工业化辩护的大本营，整体观念之保守为各人文学科之最。后现代理论在各人文学科主流发展中都有很大建树，惟在经济学领域缺乏话语权。随 着行为金融学在华尔街取得的率先突破，对第二次现代化经济规律的批判性系统梳理，将出现新的进展。 </text:p>
              <text:p text:style-name="Text_20_body"><text:bookmark text:name="Zoom11"/><text:span text:style-name="Strong_20_Emphasis">    发达与不发达的统一</text:span> </text:p>
              <text:p text:style-name="Text_20_body"><text:bookmark text:name="Zoom12"/>    造成信息化与后现代观点不协调的第三方面原因，在于现代化定位的差异。 </text:p>
              <text:p text:style-name="Text_20_body"><text:bookmark text:name="Zoom13"/>    一般来说，后现代的观点，持有的是一种"纯"信息化的立场。强调要进入一种完全不 同于工业化的现代化状态。信息化的观点，反倒持有一种不太纯的后现代立场。强调要进入一种半工业化、半信息化的状态。这与他们的实际背景有关：后现代主 义，是在工业化发达国家提出的。在发达国家，比较容易观察到工业化的历史局限，容易提出比较纯粹、彻底的下一代现代化的任务。所以后现代理念表现出强烈的 反工业化的未来取向。这不意味着他们不重视工业化基础，而是把工业化仅仅当作基础。 </text:p>
              <text:p text:style-name="Text_20_body"><text:bookmark text:name="Zoom14"/>    而信息化，是最大的发展中国家（中国）首先提出的未来现代化理念。中国工业化 偏偏没有完成，现实发展决定了这种现代化理念，必然具有极大的妥协性，表现为在工业化和信息化二者之间进行折衷的价值取向。从某种意义上说，新型工业化， 是中国特色的信息化之路。它的底色是工业化，因此仍属于一种第一次现代化的策略。只不过在第一次现代化理念中，加入了第二次现代化（"新型"）的辅助性要 素。 </text:p>
              <text:p text:style-name="Text_20_body"><text:bookmark text:name="Zoom15"/>    其实，后现代与信息化，在现代化定位上，可以是不矛盾的，关键是要处理好长远理想与眼前发展的关系。 </text:p>
              <text:p text:style-name="Text_20_body"><text:bookmark text:name="Zoom16"/>    抛开眼前的"说法"，从历史高度提纯现代化战略，有几种典型的选择：一是发达社会 的选择，彻底进行社会转型，实现从一种现代化进入另一种现代化的质变，所以会提出对工业化的质变要求。二是发展中国家的选择。第一种典型的选择是区分现代 化的长远与眼前阶段，把后现代作为长远发展的目标模式；把第一二次现代化混合模式，作为条件不具备时的现实过渡战略；准备在条件具备时，完成从混合战略向 第二次现代化战略的转变。第二种典型的选择是不区分长远与眼前，也就否定后现代作为第二次现代化的价值取向，把第一二次现代化混合模式本身，理解为第二次 现代化模式。中国现在就处在后两种情况之间。 </text:p>
              <text:p text:style-name="Text_20_body"><text:bookmark text:name="Zoom17"/>    我倾向于把后现代意义上的现代化作为第二次现代化的长远目标模式，而把新型工 业化作为现实选择这样一种战略。对现代化来说，当前的最大问题，是对未来失去信念。我主张重新发现马克思"巴黎手稿"与《法兰西内战》中的后现代理念，重 建未来社会个人的自由而全面发展的信心。这正是信息化与后现代共同的聚焦点。</text:p>
              <text:p text:style-name="P2">2006年01月10日, 星期二 22:13 (1112702)</text:p>
            </text:section>
            <text:section text:style-name="Sect1" text:name="Section62">
              <text:h text:style-name="P1" text:outline-level="1" text:is-list-header="true"><text:bookmark text:name="main61"/>可以访问sf.net了</text:h>
              <text:p text:style-name="P2"><text:a xlink:type="simple" xlink:href="http://anonymouse.org/">http://anonymouse.org/</text:a><text:line-break/><text:line-break/>搞笑的说。</text:p>
              <text:p text:style-name="P2">2006年01月22日, 星期日 12:57 (1121153)</text:p>
            </text:section>
            <text:section text:style-name="Sect1" text:name="Section63">
              <text:h text:style-name="P1" text:outline-level="1" text:is-list-header="true"><text:bookmark text:name="main62"/>[zz]跳槽经验总结</text:h>
              <text:p text:style-name="P2"><text:a xlink:type="simple" xlink:href="http://job.csdn.net/n/20060222/87169.html">http://job.csdn.net/n/20060222/87169.html</text:a><text:line-break/><text:line-break/>赫赫，讲老实话，好久没看到<text:a xlink:type="simple" xlink:href="http://job.csdn.net/">CSDN人才频道</text:a>有一个让我看了觉得有感触的东西了……所以，是不容易滴，是值得表扬滴……尤其这句话，经典亚，经典亚……哇哈哈哈哈……<text:line-break/><text:line-break/><text:span text:style-name="T5">如果面你的是个低三下四的中层干部，那么你的职位肯定是低四下五的低贱职位</text:span><text:line-break/><text:line-break/>有人回帖说“周末休息，或下班时间要求面试的公司不要去，因为那是一个经常加班的公司。”这个不准确，因为深度卷入正在成为现代企业的一种潮流，譬如加入了<text:span text:style-name="T25">Thought</text:span>Works，你就很难说清自己在什么时候不是一个<text:span text:style-name="T25">Thought</text:span>Worker。我想补充的倒是，多交一些猎头和HR的朋友满不错的。这些人够聪明，而且很善于察言观色，跟他们交流很轻松，说话说一半就心领神会，而且又可能对未来有帮助??当然也可能是你帮助他，总之是不错的一类朋友就对了。</text:p>
              <text:p text:style-name="P2">2006年02月26日, 星期日 16:51 (1140678)</text:p>
            </text:section>
            <text:section text:style-name="Sect1" text:name="Section64">
              <text:h text:style-name="P1" text:outline-level="1" text:is-list-header="true"><text:bookmark text:name="main63"/>在龙空看到了好玩的小说</text:h>
              <text:p text:style-name="P2"><text:a xlink:type="simple" xlink:href="http://www.dragonsky.net/readbook/readmulu_2.asp?id=133179">为修正时空质量不均而犯下的另一个失误的过程备案记录</text:a><text:line-break/><text:line-break/><text:span text:style-name="T26">　　“小白”是晴为那天拣到的小猫起的名字。当晴把它抱回神庙说要收养它并宣布它的名字时，卡珊的拉用有点困惑的语气说：“可是，这是一只黑猫吧？”</text:span><text:line-break/><text:span text:style-name="T26">　　“如果因为它是黑猫就给它起名叫‘小黑’的话岂不是很不负责任吗？”晴得意地说。</text:span><text:line-break/><text:span text:style-name="T26">　　“……那也不用专门起名叫小白吧……”</text:span><text:line-break/><text:span text:style-name="T26">　　“不是很有趣吗？”</text:span><text:line-break/><text:span text:style-name="T26">　　“……大概吧。”</text:span><text:line-break/><text:span text:style-name="T26">　　于是，这只小黑猫的名字就这样毫无阻力的成为了“小白”。</text:span><text:line-break/><text:line-break/>好久没有心思看龙空了~~日子还真是幸福呢~~就快回家了~~(there's an image) </text:p>
              <text:p text:style-name="P2">2006年03月30日, 星期四 17:53 (1160935)</text:p>
            </text:section>
            <text:section text:style-name="Sect1" text:name="Section65">
              <text:h text:style-name="P1" text:outline-level="1" text:is-list-header="true"><text:bookmark text:name="main64"/>Martin Fowler Is Coming</text:h>
              <text:p text:style-name="P2">时隔一年之后，<text:a xlink:type="simple" xlink:href="http://news.csdn.net/n/20060425/89799.html">Martin又来了</text:a>。<text:line-break/><text:line-break/>6月1日，北京，第10届中国国际软件博览会<text:line-break/>6月2日，北京，《中国计算机报》和赛迪网采访<text:line-break/><text:span text:style-name="T25">6</text:span><text:span text:style-name="T5">月</text:span><text:span text:style-name="T25">3</text:span><text:span text:style-name="T5">日，北京，</text:span><text:span text:style-name="T32">首届“敏捷中国日”开发者大会（</text:span><text:a xlink:type="simple" xlink:href="http://www.csdn.net/news/addsalon.asp?id=197"><text:span text:style-name="T33">立即报名</text:span></text:a><text:span text:style-name="T32">）</text:span><text:line-break/><text:span text:style-name="T25">6</text:span><text:span text:style-name="T5">月</text:span><text:span text:style-name="T25">6</text:span><text:span text:style-name="T5">日，上海，</text:span><text:span text:style-name="T32">敏捷专家圆桌论坛（</text:span><text:a xlink:type="simple" xlink:href="http://www.csdn.net/news/addsalon.asp?id=198"><text:span text:style-name="T33">立即报名</text:span></text:a><text:span text:style-name="T32">）</text:span><text:span text:style-name="T34"><text:line-break/></text:span><text:span text:style-name="T2"><text:line-break/></text:span><text:span text:style-name="T1">详细信息，请关注</text:span><text:a xlink:type="simple" xlink:href="http://publishblog.blogdriver.com/control/blog/www.csdn.net"><text:span text:style-name="T35">CSDN</text:span></text:a><text:a xlink:type="simple" xlink:href="http://publishblog.blogdriver.com/control/blog/www.csdn.net"><text:span text:style-name="T36">网站</text:span></text:a><text:span text:style-name="T1">后续报道。</text:span></text:p>
              <text:p text:style-name="P2">2006年04月27日, 星期四 12:47 (1175102)</text:p>
            </text:section>
            <text:section text:style-name="Sect1" text:name="Section66">
              <text:h text:style-name="P1" text:outline-level="1" text:is-list-header="true"><text:bookmark text:name="main65"/>Martin Fowler邀您玩转“敏捷中国”</text:h>
              <text:p text:style-name="P12"><text:span text:style-name="T37">今年</text:span>6<text:span text:style-name="T37">月，</text:span>ThoughtWorks<text:span text:style-name="T37">首席科学家、有“软件开发教父”之美誉的</text:span>Martin Fowler<text:span text:style-name="T37">先生将再次访问中国，于</text:span>6<text:span text:style-name="T37">月</text:span>3<text:span text:style-name="T37">日出席在北京举行的</text:span><text:a xlink:type="simple" xlink:href="http://www.csdn.net/subject/agilechina/" office:target-frame-name="_blank" xlink:show="new"><text:span text:style-name="T38">首届“敏捷中国”开发者大会</text:span></text:a><text:span text:style-name="T37">。您现在就可以</text:span><text:a xlink:type="simple" xlink:href="http://www.csdn.net/news/addsalon.asp?id=197" office:target-frame-name="_blank" xlink:show="new"><text:span text:style-name="T38">报名参加</text:span></text:a><text:span text:style-name="T37">本次大会。</text:span></text:p>
              <text:p text:style-name="P12"><text:a xlink:type="simple" xlink:href="http://www.csdn.net/subject/agilechina/" office:target-frame-name="_blank" xlink:show="new"><text:span text:style-name="T39">大会专题网站</text:span></text:a></text:p>
              <text:p text:style-name="P12"><text:a xlink:type="simple" xlink:href="http://www.csdn.net/news/addsalon.asp?id=197" office:target-frame-name="_blank" xlink:show="new"><text:span text:style-name="T39">立即报名</text:span></text:a></text:p>
              <text:h text:style-name="P13" text:outline-level="1" text:is-list-header="true">大会内容</text:h>
              <text:p text:style-name="P12"><text:span text:style-name="T40">介绍：</text:span><text:span text:style-name="Strong_20_Emphasis">ThoughtWorks</text:span><text:span text:style-name="T40">在中国</text:span></text:p>
              <text:p text:style-name="P12">2006<text:span text:style-name="T37">年是</text:span>ThoughtWorks<text:span text:style-name="T37">进入中国的第三个年头。</text:span>ThoughtWorks<text:span text:style-name="T37">为何而来，给中国的软件开发者们带来了什么，又从中国软件业收获了什么？</text:span>ThoughtWorks<text:span text:style-name="T37">中国公司副总经理郭晓先生将介绍</text:span>ThoughtWorks<text:span text:style-name="T37">在中国走过的历程。</text:span></text:p>
              <text:p text:style-name="P12"><text:span text:style-name="Strong_20_Emphasis">Martin Fowler</text:span><text:span text:style-name="T40">主题演讲：敏捷释放软件价值</text:span></text:p>
              <text:p text:style-name="P12"><text:span text:style-name="T37">中 国的软件行业正在高速发展，中国软件企业交付软件产品的速度甚至比西方国家更快。但在追求速度的同时，他们常常忽视了软件的质量、灵活性、可维护性等特 质，并导致软件产品偏离客户需求。与此同时，软件客户与软件公司都愈发深切地感觉到，在中国这种高速发展的商业环境中，传统软件工程方法很难为软件开发提 供有效的指导，其结果是很多软件项目的管理陷于僵化或者流于松散，</text:span> <text:span text:style-name="T37">不能为客户提供最大化的价值。</text:span></text:p>
              <text:p text:style-name="P12"><text:span text:style-name="T37">作为一组先进的商用软件开发方法，敏捷方法强调紧贴客户需求，充分释放软件产品与软件开发团队的价值。在这个主题演讲中，</text:span>Martin Fowler<text:span text:style-name="T37">先生将向中国的软件从业者介绍</text:span>ThoughtWorks <text:span text:style-name="T37">公司在全球范围内取得的先进经验：如何使用敏捷开发方法在速度与质量之间取得最佳平衡，应对千变万化的业务需求，始终确保为客户提供最大价值。</text:span></text:p>
              <text:p text:style-name="P12"><text:span text:style-name="T40">敏捷现场秀</text:span></text:p>
              <text:p text:style-name="P12"><text:span text:style-name="T37">来自</text:span>ThoughtWorks<text:span text:style-name="T37">的工程师将为现场听众演示敏捷开发全过程。</text:span></text:p>
              <text:p text:style-name="P14">结对编程、测试驱动、持续集成、重构……很多人听说过这些敏捷开发的最佳实践，但最佳实践究竟如何在日常工作中实施，遵从这些最佳实践能够带来什么好处，敏捷开发为软件团队和企业带来什么价值，这些问题困扰着很多对敏捷方法感兴趣的开发者。</text:p>
              <text:p text:style-name="P12"><text:span text:style-name="T37">通过这个现场演示，现场听众将会看到</text:span>ThoughtWorks<text:span text:style-name="T37">工程师日常进行软件开发的全过程，了解各个敏捷实践在开发过程中的地位与作用，并亲身体验敏捷开发带来的价值</text:span><text:span text:style-name="T41">??</text:span><text:span text:style-name="T37">更高质量的软件，更加有效的进度管理，更直观地收获软件价值。</text:span></text:p>
              <text:p text:style-name="P12"><text:span text:style-name="T40">主题演讲：</text:span><text:span text:style-name="Strong_20_Emphasis">QuickStart</text:span></text:p>
              <text:p text:style-name="P14">众所周知，成功的项目通常建立在对一些基本问题的透彻理解之上，但很多时候，项目在开发人员还没有理解这些基本问题的时候就已经开始开发了。项目的涉众也通常要到项目结束时才能给出对该项目的确切需求。</text:p>
              <text:p text:style-name="P12">ThoughtWorks<text:span text:style-name="T37">总结出了一种高效的项目启动方式</text:span><text:span text:style-name="T41">??“</text:span>QuickStart”<text:span text:style-name="T37">，用以确认在项目开始之前理解项目的关键驱动因素。</text:span> <text:span text:style-name="T37">这种方式能够确认所有涉众都认可并理解即将交付的产品。来自</text:span>ThoughtWorks<text:span text:style-name="T37">英国分公司的</text:span>Liv Wild<text:span text:style-name="T37">将为现场听众介绍</text:span>QuickStart<text:span text:style-name="T37">的理念与实践。</text:span></text:p>
              <text:p text:style-name="P12"><text:span text:style-name="T40">主题演讲：</text:span><text:span text:style-name="Strong_20_Emphasis">SOA</text:span><text:span text:style-name="T40">塑造敏捷企业</text:span></text:p>
              <text:p text:style-name="P12">“<text:span text:style-name="T37">敏捷企业”并不是一个新概念。早在</text:span>1991<text:span text:style-name="T37">年，美国里海大学的艾科卡研究所就提出了“敏捷制造”的战略思想，描绘了一幅在</text:span>2006<text:span text:style-name="T37">年以前实现敏捷模式的远景。在当今世界残酷的商业环境中，“敏捷”理念逐步从生产制造过程向企业管理延伸，成为</text:span>21<text:span text:style-name="T37">世纪新兴的管理哲学。</text:span></text:p>
              <text:p text:style-name="P12"><text:span text:style-name="T37">在一个敏捷的企业中，</text:span>IT<text:span text:style-name="T37">基础设施提供的支持必不可少。</text:span>ThoughtWorks<text:span text:style-name="T37">将</text:span>SOA<text:span text:style-name="T37">技术与敏捷开发方法结合起来，为现代企业量身订制了敏捷的</text:span>IT<text:span text:style-name="T37">策略，从而为实现企业级的敏捷提供强有力的</text:span>IT<text:span text:style-name="T37">支撑。来自</text:span>ThoughtWorks<text:span text:style-name="T37">澳大利亚分公司的</text:span>Scott Shaw<text:span text:style-name="T37">将为现场听众介绍如何合理运用</text:span>SOA<text:span text:style-name="T37">技术与敏捷方法，塑造敏捷企业。</text:span></text:p>
              <text:p text:style-name="P12"><text:span text:style-name="T40">敏捷游戏</text:span></text:p>
              <text:p text:style-name="P12"><text:span text:style-name="T37">穿插在主题演讲之间，</text:span>ThoughtWorks<text:span text:style-name="T37">咨询师将带领现场听众进行敏捷游戏，让听众亲身参与其中，体验软件项目面临的种种困境，感受敏捷方法带来的改变，在轻松愉快的游戏中理解敏捷方法的深刻理念。</text:span></text:p>
              <text:h text:style-name="P13" text:outline-level="1" text:is-list-header="true"><office:annotation><dc:date>2007-02-23T00:00:00</dc:date><text:p>&lt;!--[if gte vml 1]&gt;&lt;v:shapetype id="_x0000_t75" coordsize="21600,21600"</text:p><text:p>o:spt="75" o:preferrelative="t" path="m@4@5l@4@11@9@11@9@5xe" filled="f"</text:p><text:p>stroked="f"&gt;</text:p><text:p>&lt;v:stroke joinstyle="miter" /&gt;</text:p><text:p>&lt;v:formulas&gt;</text:p><text:p>&lt;v:f eqn="if lineDrawn pixelLineWidth 0" /&gt;</text:p><text:p>&lt;v:f eqn="sum @0 1 0" /&gt;</text:p><text:p>&lt;v:f eqn="sum 0 0 @1" /&gt;</text:p><text:p>&lt;v:f eqn="prod @2 1 2" /&gt;</text:p><text:p>&lt;v:f eqn="prod @3 21600 pixelWidth" /&gt;</text:p><text:p>&lt;v:f eqn="prod @3 21600 pixelHeight" /&gt;</text:p><text:p>&lt;v:f eqn="sum @0 0 1" /&gt;</text:p><text:p>&lt;v:f eqn="prod @6 1 2" /&gt;</text:p><text:p>&lt;v:f eqn="prod @7 21600 pixelWidth" /&gt;</text:p><text:p>&lt;v:f eqn="sum @8 21600 0" /&gt;</text:p><text:p>&lt;v:f eqn="prod @7 21600 pixelHeight" /&gt;</text:p><text:p>&lt;v:f eqn="sum @10 21600 0" /&gt;</text:p><text:p>&lt;/v:formulas&gt;</text:p><text:p>&lt;v:path o:extrusionok="f" gradientshapeok="t" o:connecttype="rect" /&gt;</text:p><text:p>&lt;o:lock v:ext="edit" aspectratio="t" /&gt;</text:p><text:p>&lt;/v:shapetype&gt;&lt;v:shape id="_x0000_s1026" type="#_x0000_t75" style='position:absolute;</text:p><text:p>margin-left:297pt;margin-top:9.1pt;width:117pt;height:2in;z-index:-3'</text:p><text:p>wrapcoords="-106 0 -106 21514 21600 21514 21600 0 -106 0"&gt;</text:p><text:p>&lt;v:imagedata src="file:///C:\DOCUME~1\jxiong\LOCALS~1\Temp\msohtml1\01\clip_image001.png"</text:p><text:p>o:title="" /&gt;</text:p><text:p>&lt;w:wrap type="tight" /&gt;</text:p><text:p>&lt;/v:shape&gt;&lt;![endif]--&gt;</text:p></office:annotation><office:annotation><dc:date>2007-02-23T00:00:00</dc:date><text:p>&lt;!--[if !vml]--&gt;</text:p></office:annotation><office:annotation><dc:date>2007-02-23T00:00:00</dc:date><text:p>&lt;!--[endif]--&gt;</text:p></office:annotation>嘉宾简介</text:h>
              <text:p text:style-name="P12"><text:span text:style-name="Strong_20_Emphasis">Martin Fowler </text:span></text:p>
              <text:p text:style-name="P12">Martin Fowler<text:span text:style-name="T37">是</text:span>ThoughtWorks<text:span text:style-name="T37">的首席科学家。从</text:span>80<text:span text:style-name="T37">年代开始，他就一直从事软件开发的工作。在</text:span>80<text:span text:style-name="T37">年代中期，他对面向对象开发这个新领域发生了兴趣。他擅长在商业信息系统中加入面向对象的思想。时至</text:span>21<text:span text:style-name="T37">世纪，他又在</text:span>UML<text:span text:style-name="T37">推广普及、领域建模、企业应用开发和敏捷方法等方面建树卓著，被称为软件开发的教父。</text:span></text:p>
              <text:p text:style-name="P12"><office:annotation><dc:date>2007-02-23T00:00:00</dc:date><text:p>&lt;!--[if gte vml 1]&gt;&lt;v:shape id="_x0000_s1027" type="#_x0000_t75"</text:p><text:p>style='position:absolute;margin-left:342pt;margin-top:9.05pt;width:77.45pt;</text:p><text:p>height:58.4pt;z-index:-2' wrapcoords="-210 0 -210 21323 21600 21323 21600 0 -210 0"&gt;</text:p><text:p>&lt;v:imagedata src="file:///C:\DOCUME~1\jxiong\LOCALS~1\Temp\msohtml1\01\clip_image003.png"</text:p><text:p>o:title="" /&gt;</text:p><text:p>&lt;w:wrap type="tight" /&gt;</text:p><text:p>&lt;/v:shape&gt;&lt;![endif]--&gt;</text:p></office:annotation><office:annotation><dc:date>2007-02-23T00:00:00</dc:date><text:p>&lt;!--[if !vml]--&gt;</text:p></office:annotation><office:annotation><dc:date>2007-02-23T00:00:00</dc:date><text:p>&lt;!--[endif]--&gt;</text:p></office:annotation><text:span text:style-name="Strong_20_Emphasis">Sid Pinney</text:span></text:p>
              <text:p text:style-name="P12">Sid Pinney <text:span text:style-name="T37">现任</text:span>ThoughtWorks <text:span text:style-name="T37">中国分公司的总经理。</text:span>Pinney <text:span text:style-name="T37">先生于</text:span>2000 <text:span text:style-name="T37">年</text:span> 2 <text:span text:style-name="T37">月加盟</text:span>ThoughtWorks <text:span text:style-name="T37">公司，担任客户管理部全球总监一职。</text:span> <text:span text:style-name="T37">他领导创建了</text:span> ThoughtWorks <text:span text:style-name="T37">伦敦分公司，并担任管理总监。任职期间，他还竭尽全力地建立了战略客户和客户伙伴关系。</text:span> </text:p>
              <text:p text:style-name="Text_20_body"><text:span text:style-name="T40">郭晓</text:span> </text:p>
              <text:p text:style-name="P12"><office:annotation><dc:date>2007-02-23T00:00:00</dc:date><text:p>&lt;!--[if gte vml 1]&gt;&lt;v:shape id="_x0000_s1028" type="#_x0000_t75"</text:p><text:p>style='position:absolute;margin-left:5in;margin-top:12.9pt;width:62.5pt;</text:p><text:p>height:71.3pt;z-index:-1' wrapcoords="-260 0 -260 21373 21600 21373 21600 0 -260 0"&gt;</text:p><text:p>&lt;v:imagedata src="file:///C:\DOCUME~1\jxiong\LOCALS~1\Temp\msohtml1\01\clip_image005.png"</text:p><text:p>o:title="" /&gt;</text:p><text:p>&lt;w:wrap type="tight" /&gt;</text:p><text:p>&lt;/v:shape&gt;&lt;![endif]--&gt;</text:p></office:annotation><office:annotation><dc:date>2007-02-23T00:00:00</dc:date><text:p>&lt;!--[if !vml]--&gt;</text:p></office:annotation><office:annotation><dc:date>2007-02-23T00:00:00</dc:date><text:p>&lt;!--[endif]--&gt;</text:p></office:annotation><text:span text:style-name="T37">郭 晓现任</text:span><text:span text:style-name="T41">ThoughtWorks</text:span><text:span text:style-name="T37">中国分公司的副总经理。郭先生于</text:span><text:span text:style-name="T41">1999</text:span><text:span text:style-name="T37">年加盟</text:span><text:span text:style-name="T41">ThoughtWorks</text:span><text:span text:style-name="T37">公司，担任高级咨询师并一直致力于设计开发分布 式、多层 </text:span><text:span text:style-name="T41">(multi-layer)</text:span><text:span text:style-name="T37">、多级 </text:span><text:span text:style-name="T41">(multi-tier) </text:span><text:span text:style-name="T37">的企业解决方案。他曾带领</text:span><text:span text:style-name="T41">ThoughtWorks</text:span><text:span text:style-name="T37">的团队为很多客户构建大型的、关键任务的、在全球范围内实施的应用软件。郭先生于</text:span><text:span text:style-name="T41">2004</text:span><text:span text:style-name="T37">年起在中国公 司先后担任技术总监，副总经理等职务。</text:span></text:p>
              <text:p text:style-name="Text_20_body"><text:span text:style-name="Strong_20_Emphasis">Scott Shaw</text:span> </text:p>
              <text:p text:style-name="P12">Scott serves ThoughtWorks as an Enterprise Software architect with a detailed understanding of development. He has broad experience encompassing enterprise, middleware and application development on J2EE and Web Service platforms.</text:p>
              <text:p text:style-name="P12">Scott has been developing large-scale distributed software systems for business, government, and research clients for over 15 years. The technologies used to develop these systems have evolved from special purpose parallel computing platforms through CORBA and on to J2EE and Web Service technologies. </text:p>
              <text:p text:style-name="P12">In recent years, as a consultant for BEA systems, he has focused on designing, building, analysing, troubleshooting, and tuning enterprise software systems for large organizations in the financial services and telecommunications industries. These systems range from highly-scalable transaction processing systems to state-of-the-art enterprise portals.</text:p>
              <text:p text:style-name="P12">Liv serves ThoughtWorks as a Business Analyst with over six years of consultancy experience on a wide-range of projects. Her industry experience includes Utilities, Government &amp; Health, financial services, and the Oil industry.</text:p>
              <text:p text:style-name="Text_20_body">Internally Liv has been involved in the creation and delivery of a QuickStart training programme ? for use globally. Liv is also responsible for the delivery of a new recruitment methodology for Business Analysts in the .</text:p>
              <text:p text:style-name="P2">2006年05月12日, 星期五 13:47 (1181049)</text:p>
            </text:section>
            <text:section text:style-name="Sect1" text:name="Section67">
              <text:h text:style-name="P1" text:outline-level="1" text:is-list-header="true"><text:bookmark text:name="main66"/>值得关注的技术网站</text:h>
              <text:p text:style-name="P2"><text:a xlink:type="simple" xlink:href="http://www.infoq.com/">http://www.infoq.com/</text:a><text:line-break/><text:line-break/>正在看一篇<text:a xlink:type="simple" xlink:href="http://www.infoq.com/articles/Agile-Asset-Management">关于Ruby、DSL和敏捷资产管理的文章</text:a>。去年某人曾经说，敏捷方法没有对知识的提取和保存。其实和质量一样，知识的管理在敏捷方法中也是更加内化的。</text:p>
              <text:p text:style-name="P2">2006年05月26日, 星期五 14:03 (1187414)</text:p>
            </text:section>
            <text:section text:style-name="Sect1" text:name="Section68">
              <text:h text:style-name="P1" text:outline-level="1" text:is-list-header="true"><text:bookmark text:name="main67"/>过去、现在与将来的写作</text:h>
              <text:p text:style-name="P2">下面三篇都是给《程序员》杂志写的应景之作。今天略有闲暇，放到网上了。<text:line-break/><text:line-break/><text:a xlink:type="simple" xlink:href="http://blog.csdn.net/gigix/archive/2006/06/11/788635.aspx">小语种介绍：LISP/Scheme</text:a><text:line-break/><text:line-break/><text:a xlink:type="simple" xlink:href="http://blog.csdn.net/gigix/archive/2006/06/11/788634.aspx">用Selenium测试web应用</text:a><text:line-break/><text:line-break/><text:a xlink:type="simple" xlink:href="http://blog.csdn.net/gigix/archive/2006/06/11/788625.aspx">敏捷方法中的开源工具</text:a><text:line-break/><text:line-break/>还有一个文章正在持续写作中：<text:a xlink:type="simple" xlink:href="http://blog.csdn.net/gigix/archive/2006/06/08/779399.aspx">火花：敏捷释放软件价值</text:a><text:line-break/><text:line-break/>今天给<text:a xlink:type="simple" xlink:href="http://www.amazon.com/exec/obidos/tg/detail/-/097669400X?v=glance">Agile Web Development with Rails</text:a>的中文译本写了一个序，自我感觉写得还不错，待到编辑确认之后再公布吧。</text:p>
              <text:p text:style-name="P2">2006年06月11日, 星期日 14:16 (1194193)</text:p>
            </text:section>
            <text:section text:style-name="Sect1" text:name="Section69">
              <text:h text:style-name="P1" text:outline-level="1" text:is-list-header="true"><text:bookmark text:name="main68"/>放了自己，喊一嗓子</text:h>
              <text:p text:style-name="P2">本来，已经下定决心不写任何关于足球的东西，在这个夏天。<text:line-break/><text:line-break/>然则，被激动之后、被感动之后，想要留下一个声音。很多年没有听到过的，很多年没有体验过的，声嘶力竭的呐喊。在寂静的深夜，独自仰天喊着“ITALIA! ITALIA!! ITALIA!!!”。感谢上帝，周围的邻居们还没有入住，不会被我的失态吓坏。<text:line-break/><text:line-break/>不想分析也不想评论，连分析和评论也不想看。理性还嫌不够多么？有这一嗓子，这个夏天，也就够了。<text:line-break/><text:line-break/><text:a xlink:type="simple" xlink:href="mms://nv.sina.com.cn/sports/2006/06/27940887.wma">mms://nv.sina.com.cn/sports/2006/06/27940887.wma</text:a></text:p>
              <text:p text:style-name="P2">2006年06月27日, 星期二 12:30 (1199982)</text:p>
            </text:section>
            <text:section text:style-name="Sect1" text:name="Section70">
              <text:h text:style-name="P1" text:outline-level="1" text:is-list-header="true"><text:bookmark text:name="main69"/>Martin's Bliki，中文版</text:h>
              <text:p text:style-name="P2"><text:a xlink:type="simple" xlink:href="http://blog.csdn.net/mfowler/">Martin Fowler's Bliki中文版</text:a><text:line-break/><text:line-break/>由马皓明先生翻译和维护的这个中文版，质量之高是令我惊讶的。唯一的“但愿”是，但愿马皓明先生有时间和热情把这件令人激动的事情继续进行下去。说实话，作为经常翻译Martin作品的译者，我认为我的翻译从来没有像马先生的那样精彩。</text:p>
              <text:p text:style-name="P2">2006年07月24日, 星期一 17:56 (1209723)</text:p>
            </text:section>
            <text:section text:style-name="Sect1" text:name="Section71">
              <text:h text:style-name="P1" text:outline-level="1" text:is-list-header="true"><text:bookmark text:name="main70"/>8月10日CSDN聊天活动预告</text:h>
              <text:p text:style-name="P2">主题： <text:line-break/>敏捷web开发（Ruby/Rails?与J2EE的对比） <text:line-break/><text:line-break/>活动形式及地点： <text:line-break/>CSDN嘉宾在线聊天室，届时请登陆http://chat.csdn.net，进入聊天室。 <text:line-break/><text:line-break/>活动时间： <text:line-break/>2006年8月10日下午4点 <text:line-break/><text:line-break/>活动链接地址: <text:line-break/><text:a xlink:type="simple" xlink:href="http://news.csdn.net/n/20060801/93170.html" office:target-frame-name="_blank" xlink:show="new">http://news.csdn.net/n/20060801/93170.html</text:a> </text:p>
              <text:p text:style-name="P2">2006年08月1日, 星期二 19:34 (1212501)</text:p>
            </text:section>
            <text:section text:style-name="Sect1" text:name="Section72">
              <text:h text:style-name="P1" text:outline-level="1" text:is-list-header="true"><text:bookmark text:name="main71"/>无心作博－迁移</text:h>
              <text:p text:style-name="P2">回到北京以后一直都没有心思写blog<text:line-break/>自己找的理由是北京是一座太浮躁的城市<text:line-break/>其实浮躁的是自己也未可知<text:line-break/>似乎所有的事情都停滞下来<text:line-break/>开始重新探索和思考<text:line-break/>blog搬到JavaEye去算了<text:line-break/>用起来比较符合我的想法<text:line-break/>希望年底前再搞点新鲜花样出来吧<text:line-break/><text:a xlink:type="simple" xlink:href="http://gigix.javaeye.com/">透明思考＠JavaEye</text:a></text:p>
              <text:p text:style-name="P2">2006年10月21日, 星期六 13:49 (1236545)</text:p>
            </text:section>
            <text:section text:style-name="Sect1" text:name="Section73">
              <text:h text:style-name="P1" text:outline-level="1" text:is-list-header="true"><text:bookmark text:name="main72"/>InfoQ-China发布在即，敬请关注支持</text:h>
              <text:p text:style-name="P2">全球著名的软件技术网站InfoQ将于近日正式发布中文子站点InfoQ-China。该站点将为中国软件企业提供及时、高质量的技术资讯，并成为连接中国企业软件技术高端社区与国际主流技术社区的桥梁。<text:line-break/><text:line-break/>InfoQ（<text:a xlink:type="simple" xlink:href="http://www.infoq.com/">http://www.infoq.com</text:a>） 是于2006年6月8日正式发布的企业软件开发高端社区门户网站，专门针对技术团队领导者、技术架构师、项目经理和企业架构师等高层技术人群。InfoQ 的创始人是拥有多年企业软件开发咨询和IT技术媒体运营经验的Floyd Marinescu先生，他也曾经是TheServerSide.com网站的创始人和主编，并著有《EJB Design Patterns》一书。InfoQ的编辑方针是“时刻关注企业软件开发领域的变化与创新”，我们也努力贯彻这一方针。更多关于InfoQ网站及其团队的 信息，请浏览以下网页：<text:a xlink:type="simple" xlink:href="http://www.infoq.com/about.jsp">http://www.infoq.com/about.jsp</text:a>。<text:line-break/><text:line-break/>在 正式发布至今短短的几个月时间里，InfoQ为我们的读者提供了大量的内容，其中包括超过20次视频技术访谈、超过20份演讲资料（分别来自JAOO、 NoFluff和JavaPolis等技术会议）、6本持续更新的mini-book（内容涵盖领域驱动设计、EJB 3、SOA、敏捷方法等热点领域）、超过30篇业界领先的技术文章以及数百篇及时深入的新闻报道。我们的编辑团队由专业的技术编辑和由各个技术领域的领军 人物担任的社区编辑共同组成，他们的共同努力使InfoQ能够引领企业应用开发技术的潮流，为读者提供有价值的信息和参考。<text:line-break/><text:line-break/>尽管问世时间 不长，但InfoQ已经受到了企业应用开发者（尤其是高端技术人群）的广泛关注，这使我们相信它已经具备了成为全球范围内重要的软件技术网站的潜力。与此 同时，我们已经看到在非英语国家（尤其是中国）有大量的企业应用开发者，其中涌现出了一大批具有世界级水平的专家，然而语言的障碍却使他们中的大部分人与 世界主流社区隔离。因此，InfoQ从创始之初就积极地进行本地化与全球化的努力，即将正式发布的InfoQ-China就是我们为中国技术社区与全球技 术社区搭建的一座桥梁。<text:line-break/><text:line-break/>作为InfoQ的子站点，InfoQ-China将保持我们一贯的风格。我们将专注于企业应用开发者社区，时刻关 注该领域的变化与创新，为我们的读者提供高品质的中文内容。除了及时翻译英文内容之外，我们还着眼于中国技术社区，用专业的视角报道中国软件开发者在企业 应用领域取得的最新成就，并将这些内容通过InfoQ全球网站传递给世界主流社区，从而为中国软件开发者开辟与世界交流的双向通道。<text:line-break/><text:line-break/>和InfoQ 全球网站一样，InfoQ-China将继续秉承“扎根社区、服务社区、引领社区”的经营理念。来自软件开发者社区的支持是InfoQ-China内容及 时性、专业性的重要保证，InfoQ-China也为支持帮助我们的专家创造更多提升个人声望、参与社区交流的机会。您可以通过以下几种方式帮助我们：<text:line-break/><text:line-break/>   1. 浏览InfoQ-China网站，发表您的评论，将您对我们网站的意见和建议告诉我们的编辑，将InfoQ-China介绍给您的同事朋友。<text:line-break/>   2. 提供新闻线索。InfoQ-China关注中国企业软件开发领域的变化与创新，尤其是Java、.NET、Ruby、敏捷方法等领域。如果您了解这些领域发生的任何值得关注的事，请告诉我们的编辑，我们渴望听到您的声音。<text:line-break/>   3. 撰写技术文章。如果您是上述领域的专家，并且有独到的经验心得希望与别人分享，InfoQ-China将是您最合适的投稿平台。InfoQ-China有 专业的技术编辑审核您的作品，与您共同商讨完善。优秀的作品在发表之后还会由InfoQ-China将其翻译为英文，介绍给全世界的开发者社区。 InfoQ的全球化平台将为您创造独一无二的与世界主流社区交流的机会。<text:line-break/>   4. 撰写mini-book。如果您希望用您的宝贵经验著书立说、又苦于缺乏图书写作及出版的经验，mini-book将是一个好的起点。您可以将初具雏形的 著作以mini-book的形式发表在InfoQ-China，从而尽快得到读者的关注与反馈。InfoQ-China与清华大学出版社、电子工业出版 社、人民邮电出版社等国内知名出版机构建立了紧密的联系，在图书出版流程上也能为您提供支持。<text:line-break/><text:line-break/>敬请关注InfoQ网站的最新动态，关注InfoQ-China。让InfoQ-China与您一道成长。<text:line-break/><text:line-break/>联系InfoQ-China：<text:line-break/><text:line-break/>    * Jason Lai : jason at c4media.com<text:line-break/>    * Jeff Xiong : gigix1980 at gmail.com。</text:p>
              <text:p text:style-name="P2">2006年11月15日, 星期三 21:30 (1243288)</text:p>
            </text:section>
          </text:section>
        </text:section>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Bitstream Vera Sans1" svg:font-family="'Bitstream Vera Sans'"/>
    <style:font-face style:name="Courier New1" svg:font-family="'Courier New'"/>
    <style:font-face style:name="Courier New" svg:font-family="'Courier New', Courier, Monospace"/>
    <style:font-face style:name="Courier New3" svg:font-family="'Courier New', Courier, monospace"/>
    <style:font-face style:name="GB2312" svg:font-family="GB2312"/>
    <style:font-face style:name="SimSun" svg:font-family="SimSun"/>
    <style:font-face style:name="StarSymbol" svg:font-family="StarSymbol"/>
    <style:font-face style:name="Symbol" svg:font-family="Symbol"/>
    <style:font-face style:name="Times New Roman1" svg:font-family="'Times New Roman'"/>
    <style:font-face style:name="Verdana" svg:font-family="Verdana"/>
    <style:font-face style:name="Wingdings" svg:font-family="Wingdings"/>
    <style:font-face style:name="courier new" svg:font-family="'courier new', courier, monospace"/>
    <style:font-face style:name="verdana" svg:font-family="verdana, arial, helvetica"/>
    <style:font-face style:name="verdana1" svg:font-family="verdana, arial, helvetica, sans-serif"/>
    <style:font-face style:name="宋体" svg:font-family="宋体"/>
    <style:font-face style:name="新宋体" svg:font-family="新宋体"/>
    <style:font-face style:name="楷体GB2312" svg:font-family="楷体GB2312"/>
    <style:font-face style:name="楷体_GB23121" svg:font-family="楷体_GB2312"/>
    <style:font-face style:name="楷体_GB2312" svg:font-family="楷体_GB2312, sans-serif"/>
    <style:font-face style:name="黑体" svg:font-family="黑体"/>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Bitstream Vera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Bitstream Vera Sans"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Bitstream Vera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Bitstream Vera Sans" style:font-size-complex="12pt" style:font-weight-complex="bold"/>
    </style:style>
    <style:style style:name="List" style:family="paragraph" style:parent-style-name="Text_20_body" style:class="list">
      <style:text-properties style:font-name-complex="Bitstream Ver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Bitstream Vera Sans1" style:font-size-complex="12pt" style:font-style-complex="italic"/>
    </style:style>
    <style:style style:name="Index" style:family="paragraph" style:parent-style-name="Standard" style:class="index">
      <style:paragraph-properties text:number-lines="false" text:line-number="0"/>
      <style:text-properties style:font-name-complex="Bitstream Vera Sans1"/>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style:font-name-asian="Courier New2" style:font-name-complex="Courier New2"/>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eff Xiong</meta:initial-creator>
    <meta:creation-date>2007-02-23T13:33:25</meta:creation-date>
    <dc:creator>Jeff Xiong</dc:creator>
    <dc:date>2007-02-23T13:45:11</dc:date>
    <dc:language>en-US</dc:language>
    <meta:editing-cycles>3</meta:editing-cycles>
    <meta:editing-duration>PT11M46S</meta:editing-duration>
    <meta:user-defined meta:name="Info 1"/>
    <meta:user-defined meta:name="Info 2"/>
    <meta:user-defined meta:name="Info 3"/>
    <meta:user-defined meta:name="Info 4"/>
    <meta:document-statistic meta:table-count="1" meta:image-count="0" meta:object-count="0" meta:page-count="78" meta:paragraph-count="420" meta:word-count="5366" meta:character-count="33684"/>
  </office:meta>
</office:document-meta>
</file>